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51.88mm"/>
    </style:style>
    <style:style style:name="co5" style:family="table-column">
      <style:table-column-properties fo:break-before="auto" style:column-width="53.36mm"/>
    </style:style>
    <style:style style:name="co6" style:family="table-column">
      <style:table-column-properties fo:break-before="auto" style:column-width="59.71mm"/>
    </style:style>
    <style:style style:name="co7" style:family="table-column">
      <style:table-column-properties fo:break-before="auto" style:column-width="68.46mm"/>
    </style:style>
    <style:style style:name="co8" style:family="table-column">
      <style:table-column-properties fo:break-before="auto" style:column-width="58.49mm"/>
    </style:style>
    <style:style style:name="co9" style:family="table-column">
      <style:table-column-properties fo:break-before="auto" style:column-width="50.61mm"/>
    </style:style>
    <style:style style:name="co10" style:family="table-column">
      <style:table-column-properties fo:break-before="auto" style:column-width="91.35mm"/>
    </style:style>
    <style:style style:name="co11" style:family="table-column">
      <style:table-column-properties fo:break-before="auto" style:column-width="63.09mm"/>
    </style:style>
    <style:style style:name="co12" style:family="table-column">
      <style:table-column-properties fo:break-before="auto" style:column-width="49.35mm"/>
    </style:style>
    <style:style style:name="co13" style:family="table-column">
      <style:table-column-properties fo:break-before="auto" style:column-width="60.18mm"/>
    </style:style>
    <style:style style:name="co14" style:family="table-column">
      <style:table-column-properties fo:break-before="auto" style:column-width="61.42mm"/>
    </style:style>
    <style:style style:name="co15" style:family="table-column">
      <style:table-column-properties fo:break-before="auto" style:column-width="46mm"/>
    </style:style>
    <style:style style:name="co16" style:family="table-column">
      <style:table-column-properties fo:break-before="auto" style:column-width="60.38mm"/>
    </style:style>
    <style:style style:name="co17" style:family="table-column">
      <style:table-column-properties fo:break-before="auto" style:column-width="75.35mm"/>
    </style:style>
    <style:style style:name="co18" style:family="table-column">
      <style:table-column-properties fo:break-before="auto" style:column-width="83.41mm"/>
    </style:style>
    <style:style style:name="co19" style:family="table-column">
      <style:table-column-properties fo:break-before="auto" style:column-width="55.99mm"/>
    </style:style>
    <style:style style:name="co20" style:family="table-column">
      <style:table-column-properties fo:break-before="auto" style:column-width="59.87mm"/>
    </style:style>
    <style:style style:name="co21" style:family="table-column">
      <style:table-column-properties fo:break-before="auto" style:column-width="70.19mm"/>
    </style:style>
    <style:style style:name="co22" style:family="table-column">
      <style:table-column-properties fo:break-before="auto" style:column-width="52.28mm"/>
    </style:style>
    <style:style style:name="co23" style:family="table-column">
      <style:table-column-properties fo:break-before="auto" style:column-width="45.12mm"/>
    </style:style>
    <style:style style:name="co24" style:family="table-column">
      <style:table-column-properties fo:break-before="auto" style:column-width="71.84mm"/>
    </style:style>
    <style:style style:name="co25" style:family="table-column">
      <style:table-column-properties fo:break-before="auto" style:column-width="75.92mm"/>
    </style:style>
    <style:style style:name="co26" style:family="table-column">
      <style:table-column-properties fo:break-before="auto" style:column-width="78.86mm"/>
    </style:style>
    <style:style style:name="co27" style:family="table-column">
      <style:table-column-properties fo:break-before="auto" style:column-width="88.34mm"/>
    </style:style>
    <style:style style:name="co28" style:family="table-column">
      <style:table-column-properties fo:break-before="auto" style:column-width="69.11mm"/>
    </style:style>
    <style:style style:name="co29" style:family="table-column">
      <style:table-column-properties fo:break-before="auto" style:column-width="55.77mm"/>
    </style:style>
    <style:style style:name="co30" style:family="table-column">
      <style:table-column-properties fo:break-before="auto" style:column-width="66.97mm"/>
    </style:style>
    <style:style style:name="co31" style:family="table-column">
      <style:table-column-properties fo:break-before="auto" style:column-width="70.06mm"/>
    </style:style>
    <style:style style:name="co32" style:family="table-column">
      <style:table-column-properties fo:break-before="auto" style:column-width="61.81mm"/>
    </style:style>
    <style:style style:name="co33" style:family="table-column">
      <style:table-column-properties fo:break-before="auto" style:column-width="69.44mm"/>
    </style:style>
    <style:style style:name="co34" style:family="table-column">
      <style:table-column-properties fo:break-before="auto" style:column-width="65.65mm"/>
    </style:style>
    <style:style style:name="co35" style:family="table-column">
      <style:table-column-properties fo:break-before="auto" style:column-width="74.44mm"/>
    </style:style>
    <style:style style:name="co36" style:family="table-column">
      <style:table-column-properties fo:break-before="auto" style:column-width="39.72mm"/>
    </style:style>
    <style:style style:name="co37" style:family="table-column">
      <style:table-column-properties fo:break-before="auto" style:column-width="70.8mm"/>
    </style:style>
    <style:style style:name="co38" style:family="table-column">
      <style:table-column-properties fo:break-before="auto" style:column-width="71.61mm"/>
    </style:style>
    <style:style style:name="co3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3" style:family="table-cell" style:parent-style-name="Excel_20_Built-in_20_Normal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b4c7dc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ce226" style:family="table-cell" style:parent-style-name="Excel_20_Built-in_20_Normal" style:data-style-name="N40"/>
    <style:style style:name="ce233" style:family="table-cell" style:parent-style-name="Excel_20_Built-in_20_Normal">
      <style:table-cell-properties fo:wrap-option="wrap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41"/>
    <style:style style:name="ce24" style:family="table-cell" style:parent-style-name="Excel_20_Built-in_20_Normal" style:data-style-name="N41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>
      <style:table-cell-properties fo:padding="0.71mm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" style:family="table-cell" style:parent-style-name="Excel_20_Built-in_20_Normal">
      <style:text-properties style:font-name="Courier New" fo:font-size="11pt" style:font-name-asian="Courier New" style:font-size-asian="11pt" style:language-asian="none" style:country-asian="none" style:font-name-complex="Courier New" style:font-size-complex="11pt" style:language-complex="none" style:country-complex="none"/>
    </style:style>
    <style:style style:name="ce101" style:family="table-cell" style:parent-style-name="Default">
      <style:table-cell-properties fo:wrap-option="wrap" fo:padding="0.71mm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Excel_20_Built-in_20_Normal">
      <style:table-cell-properties fo:background-color="#81d41a"/>
    </style:style>
    <style:style style:name="ce308" style:family="table-cell" style:parent-style-name="Excel_20_Built-in_20_Normal" style:data-style-name="N41">
      <style:table-cell-properties fo:background-color="#81d41a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Excel_20_Built-in_20_Normal">
      <style:table-cell-properties fo:background-color="#81d41a" fo:wrap-option="wrap"/>
    </style:style>
    <style:style style:name="ce105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wrap-option="wrap"/>
    </style:style>
    <style:style style:name="ce38" style:family="table-cell" style:parent-style-name="Excel_20_Built-in_20_Normal">
      <style:table-cell-properties fo:background-color="#ffffff"/>
    </style:style>
    <style:style style:name="ce39" style:family="table-cell" style:parent-style-name="Excel_20_Built-in_20_Normal">
      <style:table-cell-properties fo:background-color="transparent"/>
    </style:style>
    <style:style style:name="ce40" style:family="table-cell" style:parent-style-name="Excel_20_Built-in_20_Normal" style:data-style-name="N40">
      <style:table-cell-properties fo:background-color="#b4c7dc"/>
    </style:style>
    <style:style style:name="ce41" style:family="table-cell" style:parent-style-name="Excel_20_Built-in_20_Normal" style:data-style-name="N40">
      <style:table-cell-properties fo:background-color="transparent"/>
    </style:style>
    <style:style style:name="ce42" style:family="table-cell" style:parent-style-name="Excel_20_Built-in_20_Normal">
      <style:table-cell-properties fo:background-color="#ffffff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E219:Sheet1.CI2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302"/>
        <table:table-column table:style-name="co3" table:default-cell-style-name="Excel_20_Built-in_20_Normal"/>
        <table:table-column table:style-name="co4" table:number-columns-repeated="3" table:default-cell-style-name="Excel_20_Built-in_20_Normal"/>
        <table:table-column table:style-name="co5" table:number-columns-repeated="2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5" table:number-columns-repeated="2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number-columns-repeated="6" table:default-cell-style-name="Excel_20_Built-in_20_Normal"/>
        <table:table-column table:style-name="co11" table:number-columns-repeated="3" table:default-cell-style-name="Excel_20_Built-in_20_Normal"/>
        <table:table-column table:style-name="co12" table:default-cell-style-name="Excel_20_Built-in_20_Normal"/>
        <table:table-column table:style-name="co4" table:number-columns-repeated="3" table:default-cell-style-name="Excel_20_Built-in_20_Normal"/>
        <table:table-column table:style-name="co13" table:number-columns-repeated="2" table:default-cell-style-name="Excel_20_Built-in_20_Normal"/>
        <table:table-column table:style-name="co4" table:number-columns-repeated="2" table:default-cell-style-name="Excel_20_Built-in_20_Normal"/>
        <table:table-column table:style-name="co14" table:default-cell-style-name="Excel_20_Built-in_20_Normal"/>
        <table:table-column table:style-name="co4" table:number-columns-repeated="5" table:default-cell-style-name="Excel_20_Built-in_20_Normal"/>
        <table:table-column table:style-name="co15" table:number-columns-repeated="3" table:default-cell-style-name="Excel_20_Built-in_20_Normal"/>
        <table:table-column table:style-name="co16" table:default-cell-style-name="Excel_20_Built-in_20_Normal"/>
        <table:table-column table:style-name="co17" table:number-columns-repeated="5" table:default-cell-style-name="Excel_20_Built-in_20_Normal"/>
        <table:table-column table:style-name="co18" table:number-columns-repeated="4" table:default-cell-style-name="Excel_20_Built-in_20_Normal"/>
        <table:table-column table:style-name="co19" table:default-cell-style-name="Excel_20_Built-in_20_Normal"/>
        <table:table-column table:style-name="co18" table:default-cell-style-name="Excel_20_Built-in_20_Normal"/>
        <table:table-column table:style-name="co20" table:number-columns-repeated="2" table:default-cell-style-name="Excel_20_Built-in_20_Normal"/>
        <table:table-column table:style-name="co21" table:default-cell-style-name="Excel_20_Built-in_20_Normal"/>
        <table:table-column table:style-name="co21" table:default-cell-style-name="ce259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27" table:default-cell-style-name="Excel_20_Built-in_20_Normal"/>
        <table:table-column table:style-name="co28" table:number-columns-repeated="2" table:default-cell-style-name="Excel_20_Built-in_20_Normal"/>
        <table:table-column table:style-name="co29" table:number-columns-repeated="5" table:default-cell-style-name="Excel_20_Built-in_20_Normal"/>
        <table:table-column table:style-name="co1" table:default-cell-style-name="Excel_20_Built-in_20_Normal"/>
        <table:table-column table:style-name="co29" table:default-cell-style-name="Excel_20_Built-in_20_Normal"/>
        <table:table-column table:style-name="co30" table:number-columns-repeated="3" table:default-cell-style-name="Excel_20_Built-in_20_Normal"/>
        <table:table-column table:style-name="co30" table:default-cell-style-name="ce259"/>
        <table:table-column table:style-name="co29" table:number-columns-repeated="2" table:default-cell-style-name="ce259"/>
        <table:table-column table:style-name="co29" table:number-columns-repeated="2" table:default-cell-style-name="Excel_20_Built-in_20_Normal"/>
        <table:table-column table:style-name="co31" table:default-cell-style-name="Excel_20_Built-in_20_Normal"/>
        <table:table-column table:style-name="co29" table:number-columns-repeated="17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29" table:default-cell-style-name="Excel_20_Built-in_20_Normal"/>
        <table:table-column table:style-name="co34" table:default-cell-style-name="Excel_20_Built-in_20_Normal"/>
        <table:table-column table:style-name="co29" table:default-cell-style-name="Excel_20_Built-in_20_Normal"/>
        <table:table-column table:style-name="co35" table:number-columns-repeated="7" table:default-cell-style-name="Excel_20_Built-in_20_Normal"/>
        <table:table-column table:style-name="co36" table:default-cell-style-name="ce259"/>
        <table:table-column table:style-name="co29" table:default-cell-style-name="ce259"/>
        <table:table-column table:style-name="co29" table:default-cell-style-name="Excel_20_Built-in_20_Normal"/>
        <table:table-column table:style-name="co13" table:default-cell-style-name="Excel_20_Built-in_20_Normal"/>
        <table:table-column table:style-name="co29" table:number-columns-repeated="2" table:default-cell-style-name="Excel_20_Built-in_20_Normal"/>
        <table:table-column table:style-name="co29" table:default-cell-style-name="ce307"/>
        <table:table-column table:style-name="co29" table:number-columns-repeated="3" table:default-cell-style-name="Excel_20_Built-in_20_Normal"/>
        <table:table-column table:style-name="co37" table:default-cell-style-name="Default"/>
        <table:table-column table:style-name="co38" table:default-cell-style-name="Default"/>
        <table:table-column table:style-name="co39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office:value-type="string" calcext:value-type="string">
            <text:p>0045EGSElghFeltm</text:p>
          </table:table-cell>
          <table:table-cell office:value-type="string" calcext:value-type="string">
            <text:p>123ECSsotonTPmth</text:p>
          </table:table-cell>
          <table:table-cell office:value-type="string" calcext:value-type="string">
            <text:p>150EGSwmthBtol</text:p>
          </table:table-cell>
          <table:table-cell office:value-type="string" calcext:value-type="string">
            <text:p>210EGSBparkSalis72B467</text:p>
          </table:table-cell>
          <table:table-cell office:value-type="string" calcext:value-type="string">
            <text:p>310EGSBcentPoooleGds</text:p>
          </table:table-cell>
          <table:table-cell table:style-name="ce250" office:value-type="string" calcext:value-type="string">
            <text:p>310EVSElghDocksVans</text:p>
          </table:table-cell>
          <table:table-cell table:style-name="ce250" office:value-type="string" calcext:value-type="string">
            <text:p>300EGSbcgBevoisPk71A325</text:p>
          </table:table-cell>
          <table:table-cell table:style-name="ce250" office:value-type="string" calcext:value-type="string">
            <text:p>310EGSBParkWoking70B108S15</text:p>
          </table:table-cell>
          <table:table-cell office:value-type="string" calcext:value-type="string">
            <text:p>330EGSwmthWbyGds82D43XX</text:p>
          </table:table-cell>
          <table:table-cell office:value-type="string" calcext:value-type="string">
            <text:p>345EGSElghFratton</text:p>
          </table:table-cell>
          <table:table-cell office:value-type="string" calcext:value-type="string">
            <text:p>358EGSBparksalis71A311H15</text:p>
          </table:table-cell>
          <table:table-cell office:value-type="string" calcext:value-type="string">
            <text:p>430EGSwmthBtolGds82Bhall</text:p>
          </table:table-cell>
          <table:table-cell office:value-type="string" calcext:value-type="string">
            <text:p>436ECSElghPmth71A331</text:p>
          </table:table-cell>
          <table:table-cell office:value-type="string" calcext:value-type="string">
            <text:p>450EGSelgh71A266</text:p>
          </table:table-cell>
          <table:table-cell office:value-type="string" calcext:value-type="string">
            <text:p>510EgsBstokewoodfordGC81D47</text:p>
          </table:table-cell>
          <table:table-cell office:value-type="string" calcext:value-type="string">
            <text:p>515ECSsotonTpmth</text:p>
          </table:table-cell>
          <table:table-cell office:value-type="string" calcext:value-type="string">
            <text:p>517ECSelghsotonT71A298M7</text:p>
          </table:table-cell>
          <table:table-cell office:value-type="string" calcext:value-type="string">
            <text:p>517ECSElgh</text:p>
          </table:table-cell>
          <table:table-cell office:value-type="string" calcext:value-type="string">
            <text:p>522ECSSotonCM7Elgh302A</text:p>
          </table:table-cell>
          <table:table-cell office:value-type="string" calcext:value-type="string">
            <text:p>530EGSBstokebulfordgds70D242</text:p>
          </table:table-cell>
          <table:table-cell office:value-type="string" calcext:value-type="string">
            <text:p>535EGSBparkDidcot71A314</text:p>
          </table:table-cell>
          <table:table-cell table:style-name="ce226" office:value-type="string" calcext:value-type="string">
            <text:p>539ECSelghFham71A3062MT</text:p>
          </table:table-cell>
          <table:table-cell office:value-type="string" calcext:value-type="string">
            <text:p>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553ECSSotonTtotton71A270</text:p>
          </table:table-cell>
          <table:table-cell office:value-type="string" calcext:value-type="string">
            <text:p>600EGSelghBpark71A322Q</text:p>
          </table:table-cell>
          <table:table-cell office:value-type="string" calcext:value-type="string">
            <text:p>600EGSElghHavant70F363</text:p>
          </table:table-cell>
          <table:table-cell office:value-type="string" calcext:value-type="string">
            <text:p>604ECSsotonTwloo</text:p>
          </table:table-cell>
          <table:table-cell office:value-type="string" calcext:value-type="string">
            <text:p>607ECSelghRsey71A300</text:p>
          </table:table-cell>
          <table:table-cell office:value-type="string" calcext:value-type="string">
            <text:p>615ECSBrockPP</text:p>
          </table:table-cell>
          <table:table-cell office:value-type="string" calcext:value-type="string">
            <text:p>620ECSElghWR6set71A272</text:p>
          </table:table-cell>
          <table:table-cell office:value-type="string" calcext:value-type="string">
            <text:p>625ECSElghReading71A278</text:p>
          </table:table-cell>
          <table:table-cell office:value-type="string" calcext:value-type="string">
            <text:p>645ECSBwest</text:p>
          </table:table-cell>
          <table:table-cell office:value-type="string" calcext:value-type="string">
            <text:p>645ECSdorchWmth71B394</text:p>
          </table:table-cell>
          <table:table-cell office:value-type="string" calcext:value-type="string">
            <text:p>620EGSQuaygds71B429B4</text:p>
          </table:table-cell>
          <table:table-cell office:value-type="string" calcext:value-type="string">
            <text:p>635ECSELghFwley71a305</text:p>
          </table:table-cell>
          <table:table-cell office:value-type="string" calcext:value-type="string">
            <text:p>610ECSDorWmth</text:p>
          </table:table-cell>
          <table:table-cell table:style-name="ce226" office:value-type="string" calcext:value-type="string">
            <text:p>610EGSelghAjct71A309</text:p>
          </table:table-cell>
          <table:table-cell office:value-type="string" calcext:value-type="string">
            <text:p>ECS615BwestWloo71B380</text:p>
          </table:table-cell>
          <table:table-cell table:style-name="ce226" office:value-type="string" calcext:value-type="string">
            <text:p>610EGSNthmTotton71A323</text:p>
          </table:table-cell>
          <table:table-cell table:style-name="ce226" office:value-type="string" calcext:value-type="string">
            <text:p>620EGSswaythling71A322</text:p>
          </table:table-cell>
          <table:table-cell table:style-name="ce246" office:value-type="string" calcext:value-type="string">
            <text:p>643ECSSotonTelgh71A298M7</text:p>
          </table:table-cell>
          <table:table-cell table:style-name="ce226" office:value-type="string" calcext:value-type="string">
            <text:p>643ECSBWestSal71A284T9</text:p>
          </table:table-cell>
          <table:table-cell table:style-name="ce226" office:value-type="string" calcext:value-type="string">
            <text:p>645ECSWimb71B406</text:p>
          </table:table-cell>
          <table:table-cell office:value-type="string" calcext:value-type="string">
            <text:p>648BwestBK714FECS</text:p>
          </table:table-cell>
          <table:table-cell office:value-type="string" calcext:value-type="string">
            <text:p>651ECSxchSwnge</text:p>
          </table:table-cell>
          <table:table-cell office:value-type="string" calcext:value-type="string">
            <text:p>657ECSBstokeRdg70D238</text:p>
          </table:table-cell>
          <table:table-cell office:value-type="string" calcext:value-type="string">
            <text:p>700ECStmplcbSD6</text:p>
          </table:table-cell>
          <table:table-cell office:value-type="string" calcext:value-type="string">
            <text:p>717ECSWmthChpnham</text:p>
          </table:table-cell>
          <table:table-cell office:value-type="string" calcext:value-type="string">
            <text:p>715EGSelghFwleyTanks</text:p>
          </table:table-cell>
          <table:table-cell table:style-name="ce246" office:value-type="string" calcext:value-type="string">
            <text:p>720BWWlooECS</text:p>
          </table:table-cell>
          <table:table-cell office:value-type="string" calcext:value-type="string">
            <text:p>720EGSbcgpoole71A319Q1</text:p>
          </table:table-cell>
          <table:table-cell office:value-type="string" calcext:value-type="string">
            <text:p>725EGSBParkGsport71A322Q</text:p>
          </table:table-cell>
          <table:table-cell office:value-type="string" calcext:value-type="string">
            <text:p>728ECSTmplecmbSD5</text:p>
          </table:table-cell>
          <table:table-cell office:value-type="string" calcext:value-type="string">
            <text:p>730ECS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714ECSwmth</text:p>
          </table:table-cell>
          <table:table-cell office:value-type="string" calcext:value-type="string">
            <text:p>603ECSelghDorch</text:p>
          </table:table-cell>
          <table:table-cell office:value-type="string" calcext:value-type="string">
            <text:p>615EGSHamJcSwanGds71B415</text:p>
          </table:table-cell>
          <table:table-cell office:value-type="string" calcext:value-type="string">
            <text:p>636ECSWinchsotonT71A277</text:p>
          </table:table-cell>
          <table:table-cell office:value-type="string" calcext:value-type="string">
            <text:p>655ECSBstone</text:p>
          </table:table-cell>
          <table:table-cell office:value-type="string" calcext:value-type="string">
            <text:p>650ECSBrock</text:p>
          </table:table-cell>
          <table:table-cell office:value-type="string" calcext:value-type="string">
            <text:p>630ECSBrock</text:p>
          </table:table-cell>
          <table:table-cell office:value-type="string" calcext:value-type="string">
            <text:p>622ECSWloo</text:p>
          </table:table-cell>
          <table:table-cell office:value-type="string" calcext:value-type="string">
            <text:p>640EGSbcgoods71B413</text:p>
          </table:table-cell>
          <table:table-cell office:value-type="string" calcext:value-type="string">
            <text:p>646EGSHamwthyJctGds</text:p>
          </table:table-cell>
          <table:table-cell office:value-type="string" calcext:value-type="string">
            <text:p>738ECSSwngepp</text:p>
          </table:table-cell>
          <table:table-cell office:value-type="string" calcext:value-type="string">
            <text:p>728ECSswngeRwessex</text:p>
          </table:table-cell>
          <table:table-cell office:value-type="string" calcext:value-type="string">
            <text:p>735ECSWmthRWessexFP</text:p>
          </table:table-cell>
          <table:table-cell office:value-type="string" calcext:value-type="string">
            <text:p>744ECSxchurch</text:p>
          </table:table-cell>
          <table:table-cell office:value-type="string" calcext:value-type="string">
            <text:p>745EGSBstokeAjct70D239U</text:p>
          </table:table-cell>
          <table:table-cell office:value-type="string" calcext:value-type="string">
            <text:p>752ECSElghFham71A300M7</text:p>
          </table:table-cell>
          <table:table-cell office:value-type="string" calcext:value-type="string">
            <text:p>756EGSelghFwleyTanks</text:p>
          </table:table-cell>
          <table:table-cell office:value-type="string" calcext:value-type="string">
            <text:p>804ECSDorchBmthC71B427</text:p>
          </table:table-cell>
          <table:table-cell office:value-type="string" calcext:value-type="string">
            <text:p>810ECSBrockpp</text:p>
          </table:table-cell>
          <table:table-cell office:value-type="string" calcext:value-type="string">
            <text:p>810ECSLymPschools</text:p>
          </table:table-cell>
          <table:table-cell office:value-type="string" calcext:value-type="string">
            <text:p>813ECSSotonCRmseyFP</text:p>
          </table:table-cell>
          <table:table-cell office:value-type="string" calcext:value-type="string">
            <text:p>815EGSelghGosport</text:p>
          </table:table-cell>
          <table:table-cell office:value-type="string" calcext:value-type="string">
            <text:p>825ECSWmthBmth</text:p>
          </table:table-cell>
          <table:table-cell office:value-type="string" calcext:value-type="string">
            <text:p>820ECSRwessexRP</text:p>
          </table:table-cell>
          <table:table-cell office:value-type="string" calcext:value-type="string">
            <text:p>835ECSBwest71B382</text:p>
          </table:table-cell>
          <table:table-cell office:value-type="string" calcext:value-type="string">
            <text:p>820ECSelghrdg</text:p>
          </table:table-cell>
          <table:table-cell office:value-type="string" calcext:value-type="string">
            <text:p>820ECSTcombeHighbridge</text:p>
          </table:table-cell>
          <table:table-cell office:value-type="string" calcext:value-type="string">
            <text:p>827EGSBstokeFBoro70D241</text:p>
          </table:table-cell>
          <table:table-cell office:value-type="string" calcext:value-type="string">
            <text:p>833EGSElghAlton71A327</text:p>
          </table:table-cell>
          <table:table-cell office:value-type="string" calcext:value-type="string">
            <text:p>844EGSElghWinChesil71A326</text:p>
          </table:table-cell>
          <table:table-cell office:value-type="string" calcext:value-type="string">
            <text:p>848ECSTcombeYeovil</text:p>
          </table:table-cell>
          <table:table-cell office:value-type="string" calcext:value-type="string">
            <text:p>855ECSTemplcmbe</text:p>
          </table:table-cell>
          <table:table-cell office:value-type="string" calcext:value-type="string">
            <text:p>858EGSWmthPlandgds</text:p>
          </table:table-cell>
          <table:table-cell office:value-type="string" calcext:value-type="string">
            <text:p>900ECSwmthPadgton</text:p>
          </table:table-cell>
          <table:table-cell office:value-type="string" calcext:value-type="string">
            <text:p>902EVSbstokevans70D233</text:p>
          </table:table-cell>
          <table:table-cell office:value-type="string" calcext:value-type="string">
            <text:p>914EGSbrockwimb71b413</text:p>
          </table:table-cell>
          <table:table-cell office:value-type="string" calcext:value-type="string">
            <text:p>915EGSElghHamJct71A318Q1</text:p>
          </table:table-cell>
          <table:table-cell office:value-type="string" calcext:value-type="string">
            <text:p>915EGSTCStalbridge</text:p>
          </table:table-cell>
          <table:table-cell office:value-type="string" calcext:value-type="string">
            <text:p>917ECSwmthwloo</text:p>
          </table:table-cell>
          <table:table-cell office:value-type="string" calcext:value-type="string">
            <text:p>915ECSBstokeSwnge70D237</text:p>
          </table:table-cell>
          <table:table-cell office:value-type="string" calcext:value-type="string">
            <text:p>920ECSBirkenhead</text:p>
          </table:table-cell>
          <table:table-cell office:value-type="string" calcext:value-type="string">
            <text:p>925ECSwloo</text:p>
          </table:table-cell>
          <table:table-cell office:value-type="string" calcext:value-type="string">
            <text:p>925ECSSotonCPmthSSea</text:p>
          </table:table-cell>
          <table:table-cell office:value-type="string" calcext:value-type="string">
            <text:p>937EGSWmthYeovilGds43xx</text:p>
          </table:table-cell>
          <table:table-cell office:value-type="string" calcext:value-type="string">
            <text:p>940EGScombelwrEcreechJct71H50</text:p>
          </table:table-cell>
          <table:table-cell office:value-type="string" calcext:value-type="string">
            <text:p>945ECSpines</text:p>
          </table:table-cell>
          <table:table-cell office:value-type="string" calcext:value-type="string">
            <text:p>1008EGSRedbridgeEngineers</text:p>
          </table:table-cell>
          <table:table-cell office:value-type="string" calcext:value-type="string">
            <text:p>1008ECSwloo</text:p>
          </table:table-cell>
          <table:table-cell office:value-type="string" calcext:value-type="string">
            <text:p>1020EGSstalbridgeTcombe</text:p>
          </table:table-cell>
          <table:table-cell office:value-type="string" calcext:value-type="string">
            <text:p>1025ECStcombeEJct</text:p>
          </table:table-cell>
          <table:table-cell office:value-type="string" calcext:value-type="string">
            <text:p>1035EGSRmseyElgh71A329</text:p>
          </table:table-cell>
          <table:table-cell office:value-type="string" calcext:value-type="string">
            <text:p>1040ECSWmthDor</text:p>
          </table:table-cell>
          <table:table-cell office:value-type="string" calcext:value-type="string">
            <text:p>1033ECS1033WmthWolvHmton</text:p>
          </table:table-cell>
          <table:table-cell office:value-type="string" calcext:value-type="string">
            <text:p>1105ECSBmthWWloo71B394</text:p>
          </table:table-cell>
          <table:table-cell office:value-type="string" calcext:value-type="string">
            <text:p>1116ECS1116BwestNcastle</text:p>
          </table:table-cell>
          <table:table-cell office:value-type="string" calcext:value-type="string">
            <text:p>1130ECSwmthwloo</text:p>
          </table:table-cell>
          <table:table-cell office:value-type="string" calcext:value-type="string">
            <text:p>1230EGSHamwthy71A319</text:p>
          </table:table-cell>
          <table:table-cell office:value-type="string" calcext:value-type="string">
            <text:p>1255ECSBwestBK744F</text:p>
          </table:table-cell>
          <table:table-cell office:value-type="string" calcext:value-type="string">
            <text:p>1334EGSBmthWGds71B405</text:p>
          </table:table-cell>
          <table:table-cell office:value-type="string" calcext:value-type="string">
            <text:p>EGSTcombeUp</text:p>
          </table:table-cell>
          <table:table-cell office:value-type="string" calcext:value-type="string">
            <text:p>EGSTcombeDn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ECS_Statesman</text:p>
          </table:table-cell>
          <table:table-cell office:value-type="string" calcext:value-type="string">
            <text:p>ECS_Cunarder</text:p>
          </table:table-cell>
          <table:table-cell office:value-type="string" calcext:value-type="string">
            <text:p>ECSUnionCastle</text:p>
          </table:table-cell>
          <table:table-cell office:value-type="string" calcext:value-type="string">
            <text:p>ECS703CIDocksWloo</text:p>
          </table:table-cell>
          <table:table-cell office:value-type="string" calcext:value-type="string">
            <text:p>ECS805BrittanyExpress</text:p>
          </table:table-cell>
          <table:table-cell table:number-columns-repeated="431"/>
        </table:table-row>
        <table:table-row table:style-name="ro1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STATIC</text:p>
          </table:table-cell>
          <table:table-cell office:value-type="string" calcext:value-type="string">
            <text:p>Static Empty trains</text:p>
          </table:table-cell>
          <table:table-cell office:value-type="string" calcext:value-type="string">
            <text:p>for elgh maryd2feltm</text:p>
          </table:table-cell>
          <table:table-cell office:value-type="string" calcext:value-type="string">
            <text:p>Gwstock Terminus- Pmth</text:p>
          </table:table-cell>
          <table:table-cell office:value-type="string" calcext:value-type="string">
            <text:p>wr gods to Bristol</text:p>
          </table:table-cell>
          <table:table-cell office:value-type="string" calcext:value-type="string">
            <text:p>sal gds</text:p>
          </table:table-cell>
          <table:table-cell office:value-type="string" calcext:value-type="string">
            <text:p>Egs Bcent Gds for poole</text:p>
          </table:table-cell>
          <table:table-cell office:value-type="string" calcext:value-type="string">
            <text:p>Banana vans 4 71A270</text:p>
          </table:table-cell>
          <table:table-cell office:value-type="string" calcext:value-type="string">
            <text:p>Bournemouth CGds- Bevois Pk</text:p>
          </table:table-cell>
          <table:table-cell office:value-type="string" calcext:value-type="string">
            <text:p>EGS for 310 woking</text:p>
          </table:table-cell>
          <table:table-cell table:number-columns-repeated="2"/>
          <table:table-cell office:value-type="string" calcext:value-type="string">
            <text:p>salisbury gds </text:p>
          </table:table-cell>
          <table:table-cell office:value-type="string" calcext:value-type="string">
            <text:p>weymouth bristol goods</text:p>
          </table:table-cell>
          <table:table-cell office:value-type="string" calcext:value-type="string">
            <text:p>ElghPmthSSea pass</text:p>
          </table:table-cell>
          <table:table-cell office:value-type="string" calcext:value-type="string">
            <text:p>Bmthpickupgds</text:p>
          </table:table-cell>
          <table:table-cell office:value-type="string" calcext:value-type="string">
            <text:p>west yard to woodford gC</text:p>
          </table:table-cell>
          <table:table-cell/>
          <table:table-cell table:style-name="Default"/>
          <table:table-cell office:value-type="string" calcext:value-type="string">
            <text:p>ecs Wimborne</text:p>
          </table:table-cell>
          <table:table-cell office:value-type="string" calcext:value-type="string">
            <text:p>winchester pass</text:p>
          </table:table-cell>
          <table:table-cell/>
          <table:table-cell office:value-type="string" calcext:value-type="string">
            <text:p>Fast fitted vans via DNS</text:p>
          </table:table-cell>
          <table:table-cell office:value-type="string" calcext:value-type="string">
            <text:p>farheampass4 2mt306</text:p>
          </table:table-cell>
          <table:table-cell office:value-type="string" calcext:value-type="string">
            <text:p>vans elgh berth2 Pmthssea</text:p>
          </table:table-cell>
          <table:table-cell/>
          <table:table-cell office:value-type="string" calcext:value-type="string">
            <text:p>for soton T -totton- pmth pass</text:p>
          </table:table-cell>
          <table:table-cell office:value-type="string" calcext:value-type="string">
            <text:p>forgosport via BP</text:p>
          </table:table-cell>
          <table:table-cell/>
          <table:table-cell office:value-type="string" calcext:value-type="string">
            <text:p>SotonTwloo pass LN71A251</text:p>
          </table:table-cell>
          <table:table-cell office:value-type="string" calcext:value-type="string">
            <text:p>Eastleigh-romseypass</text:p>
          </table:table-cell>
          <table:table-cell office:value-type="string" calcext:value-type="string">
            <text:p>ecsWimbornePoolesdg</text:p>
          </table:table-cell>
          <table:table-cell office:value-type="string" calcext:value-type="string">
            <text:p>for soton T 71A 272</text:p>
          </table:table-cell>
          <table:table-cell office:value-type="string" calcext:value-type="string">
            <text:p>for Elgh carr Reading DNS</text:p>
          </table:table-cell>
          <table:table-cell office:value-type="string" calcext:value-type="string">
            <text:p>ecswimborneBwest</text:p>
          </table:table-cell>
          <table:table-cell office:value-type="string" calcext:value-type="string">
            <text:p>for dorch wmth LN</text:p>
          </table:table-cell>
          <table:table-cell office:value-type="string" calcext:value-type="string">
            <text:p>poole quay</text:p>
          </table:table-cell>
          <table:table-cell office:value-type="string" calcext:value-type="string">
            <text:p>workman to Elgh fawley</text:p>
          </table:table-cell>
          <table:table-cell office:value-type="string" calcext:value-type="string">
            <text:p>pass for 426</text:p>
          </table:table-cell>
          <table:table-cell office:value-type="string" calcext:value-type="string">
            <text:p>Goods to Andover JCT</text:p>
          </table:table-cell>
          <table:table-cell office:value-type="string" calcext:value-type="string">
            <text:p>ECSfor pilotthen 615wloo</text:p>
          </table:table-cell>
          <table:table-cell office:value-type="string" calcext:value-type="string">
            <text:p>EGS for Northam Totton</text:p>
          </table:table-cell>
          <table:table-cell office:value-type="string" calcext:value-type="string">
            <text:p>for 515LEelghBpark71A322Q</text:p>
          </table:table-cell>
          <table:table-cell office:value-type="string" calcext:value-type="string">
            <text:p><text:s/>Soton t elgh pass</text:p>
          </table:table-cell>
          <table:table-cell office:value-type="string" calcext:value-type="string">
            <text:p>for Bwest Salis pass</text:p>
          </table:table-cell>
          <table:table-cell office:value-type="string" calcext:value-type="string">
            <text:p>for wimb-BWest</text:p>
          </table:table-cell>
          <table:table-cell office:value-type="string" calcext:value-type="string">
            <text:p>to Bath</text:p>
          </table:table-cell>
          <table:table-cell office:value-type="string" calcext:value-type="string">
            <text:p>ecs xchurch</text:p>
          </table:table-cell>
          <table:table-cell office:value-type="string" calcext:value-type="string">
            <text:p>to reading</text:p>
          </table:table-cell>
          <table:table-cell office:value-type="string" calcext:value-type="string">
            <text:p>For 700 pass 71H56</text:p>
          </table:table-cell>
          <table:table-cell office:value-type="string" calcext:value-type="string">
            <text:p>weymouth- chipenham via Dorchester West </text:p>
          </table:table-cell>
          <table:table-cell office:value-type="string" calcext:value-type="string">
            <text:p>For 645 LE 71A 328 3mt</text:p>
          </table:table-cell>
          <table:table-cell office:value-type="string" calcext:value-type="string">
            <text:p>Bwcar 15 by pilot to BW5</text:p>
          </table:table-cell>
          <table:table-cell office:value-type="string" calcext:value-type="string">
            <text:p>EGS for Bcgds-poole\hamjct</text:p>
          </table:table-cell>
          <table:table-cell office:value-type="string" calcext:value-type="string">
            <text:p>for gosport</text:p>
          </table:table-cell>
          <table:table-cell office:value-type="string" calcext:value-type="string">
            <text:p>for Bmth</text:p>
          </table:table-cell>
          <table:table-cell office:value-type="string" calcext:value-type="string">
            <text:p>Eastleigh Vans passenger ECS</text:p>
          </table:table-cell>
          <table:table-cell office:value-type="string" calcext:value-type="string">
            <text:p>ECSBerth4742Salisbry</text:p>
          </table:table-cell>
          <table:table-cell office:value-type="string" calcext:value-type="string">
            <text:p>0714ECS Bcent Wmth</text:p>
          </table:table-cell>
          <table:table-cell office:value-type="string" calcext:value-type="string">
            <text:p>For 603 elgh to dorch71B401</text:p>
          </table:table-cell>
          <table:table-cell office:value-type="string" calcext:value-type="string">
            <text:p>for hamworthy swanage goods</text:p>
          </table:table-cell>
          <table:table-cell office:value-type="string" calcext:value-type="string">
            <text:p>winchester southampton T</text:p>
          </table:table-cell>
          <table:table-cell office:value-type="string" calcext:value-type="string">
            <text:p>0655ECS Bcent |Broadstone</text:p>
          </table:table-cell>
          <table:table-cell office:value-type="string" calcext:value-type="string">
            <text:p>0650ECS BcentBrock</text:p>
          </table:table-cell>
          <table:table-cell office:value-type="string" calcext:value-type="string">
            <text:p>0630ECSBcent to Brock</text:p>
          </table:table-cell>
          <table:table-cell office:value-type="string" calcext:value-type="string">
            <text:p>RL_622ECSWloo. Berth wimbyard1</text:p>
          </table:table-cell>
          <table:table-cell office:value-type="string" calcext:value-type="string">
            <text:p>Bcgoods W for Boscombe</text:p>
          </table:table-cell>
          <table:table-cell office:value-type="string" calcext:value-type="string">
            <text:p>for hamworthy branchgds</text:p>
          </table:table-cell>
          <table:table-cell office:value-type="string" calcext:value-type="string">
            <text:p>in swanage bay</text:p>
          </table:table-cell>
          <table:table-cell office:value-type="string" calcext:value-type="string">
            <text:p>Rwessex berthed swnge yard</text:p>
          </table:table-cell>
          <table:table-cell office:value-type="string" calcext:value-type="string">
            <text:p>pickup sta pilot actually RP</text:p>
          </table:table-cell>
          <table:table-cell office:value-type="string" calcext:value-type="string">
            <text:p>at gaswks jct siding ecs 4 schools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for fareham pass</text:p>
          </table:table-cell>
          <table:table-cell office:value-type="string" calcext:value-type="string">
            <text:p>for 720LE 71A330 3mt</text:p>
          </table:table-cell>
          <table:table-cell office:value-type="string" calcext:value-type="string">
            <text:p>for local pass</text:p>
          </table:table-cell>
          <table:table-cell table:style-name="Default"/>
          <table:table-cell/>
          <table:table-cell table:style-name="ce273" office:value-type="string" calcext:value-type="string">
            <text:p>71A275 picks up 4 romsey littlehampton</text:p>
          </table:table-cell>
          <table:table-cell table:style-name="ce273" office:value-type="string" calcext:value-type="string">
            <text:p>71a315</text:p>
          </table:table-cell>
          <table:table-cell table:style-name="ce273"/>
          <table:table-cell office:value-type="string" calcext:value-type="string">
            <text:p>mk1BC stock.actualy rear portoin</text:p>
          </table:table-cell>
          <table:table-cell office:value-type="string" calcext:value-type="string">
            <text:p>BW15</text:p>
          </table:table-cell>
          <table:table-cell office:value-type="string" calcext:value-type="string">
            <text:p>Elgh carr unamed east of elgh9</text:p>
          </table:table-cell>
          <table:table-cell table:number-columns-repeated="5"/>
          <table:table-cell office:value-type="string" calcext:value-type="string">
            <text:p>for 850Bwest</text:p>
          </table:table-cell>
          <table:table-cell office:value-type="string" calcext:value-type="string">
            <text:p>goods wWeymouth portland</text:p>
          </table:table-cell>
          <table:table-cell table:number-columns-repeated="3"/>
          <table:table-cell office:value-type="string" calcext:value-type="string">
            <text:p>Elgh E Yard6</text:p>
          </table:table-cell>
          <table:table-cell office:value-type="string" calcext:value-type="string">
            <text:p>TC lower 4</text:p>
          </table:table-cell>
          <table:table-cell office:value-type="string" calcext:value-type="string">
            <text:p>71a263 n15 off dn mail or71B425</text:p>
          </table:table-cell>
          <table:table-cell/>
          <table:table-cell office:value-type="string" calcext:value-type="string">
            <text:p>Wrstock 71b399</text:p>
          </table:table-cell>
          <table:table-cell office:value-type="string" calcext:value-type="string">
            <text:p>bulleid</text:p>
          </table:table-cell>
          <table:table-cell office:value-type="string" calcext:value-type="string">
            <text:p>8 set 4 70F365</text:p>
          </table:table-cell>
          <table:table-cell office:value-type="string" calcext:value-type="string">
            <text:p>to Westbury?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lmstock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tavern6set end columnJJ</text:p>
          </table:table-cell>
          <table:table-cell/>
          <table:table-cell office:value-type="string" calcext:value-type="string">
            <text:p>templecombe Evercreech Jct</text:p>
          </table:table-cell>
          <table:table-cell office:value-type="string" calcext:value-type="string">
            <text:p>Romsey- Elgh</text:p>
          </table:table-cell>
          <table:table-cell office:value-type="string" calcext:value-type="string">
            <text:p>Weymouth DorchesterW</text:p>
          </table:table-cell>
          <table:table-cell office:value-type="string" calcext:value-type="string">
            <text:p>Weymouth Wolverhampton</text:p>
          </table:table-cell>
          <table:table-cell table:style-name="Default" office:value-type="string" calcext:value-type="string">
            <text:p>check</text:p>
          </table:table-cell>
          <table:table-cell office:value-type="string" calcext:value-type="string">
            <text:p>Erstock in BWcar13</text:p>
          </table:table-cell>
          <table:table-cell office:value-type="string" calcext:value-type="string">
            <text:p>in Wmth car 4</text:p>
          </table:table-cell>
          <table:table-cell/>
          <table:table-cell office:value-type="string" calcext:value-type="string">
            <text:p>for S&amp;Dlocal2templcbe</text:p>
          </table:table-cell>
          <table:table-cell office:value-type="string" calcext:value-type="string">
            <text:p>local gds to poole</text:p>
          </table:table-cell>
          <table:table-cell table:number-columns-repeated="2" office:value-type="string" calcext:value-type="string">
            <text:p>goods stock for pickup</text:p>
          </table:table-cell>
          <table:table-cell office:value-type="string" calcext:value-type="string">
            <text:p>Boat train ECS</text:p>
          </table:table-cell>
          <table:table-cell table:number-columns-repeated="3"/>
          <table:table-cell office:value-type="string" calcext:value-type="string">
            <text:p>703 CI soton docks</text:p>
          </table:table-cell>
          <table:table-cell table:number-columns-repeated="432"/>
        </table:table-row>
        <table:table-row table:style-name="ro1">
          <table:table-cell table:style-name="ce211" office:value-type="string" calcext:value-type="string">
            <text:p>#comment</text:p>
          </table:table-cell>
          <table:table-cell/>
          <table:table-cell office:value-type="string" calcext:value-type="string">
            <text:p>in train time order</text:p>
          </table:table-cell>
          <table:table-cell office:value-type="string" calcext:value-type="string">
            <text:p>at Elgh Mar yard</text:p>
          </table:table-cell>
          <table:table-cell office:value-type="string" calcext:value-type="string">
            <text:p>at berth SotonT plat1</text:p>
          </table:table-cell>
          <table:table-cell office:value-type="string" calcext:value-type="string">
            <text:p>wmth gds1</text:p>
          </table:table-cell>
          <table:table-cell office:value-type="string" calcext:value-type="string">
            <text:p>Bevois Park2</text:p>
          </table:table-cell>
          <table:table-cell office:value-type="string" calcext:value-type="string">
            <text:p>atBcent gds BCGE4</text:p>
          </table:table-cell>
          <table:table-cell office:value-type="string" calcext:value-type="string">
            <text:p>ElghEyard8</text:p>
          </table:table-cell>
          <table:table-cell office:value-type="string" calcext:value-type="string">
            <text:p>BCGds w to Bpark6</text:p>
          </table:table-cell>
          <table:table-cell office:value-type="string" calcext:value-type="string">
            <text:p>at Bpark4</text:p>
          </table:table-cell>
          <table:table-cell office:value-type="string" calcext:value-type="string">
            <text:p>weymouthgds dock 4 westbury</text:p>
          </table:table-cell>
          <table:table-cell office:value-type="string" calcext:value-type="string">
            <text:p>atELgh Tipton1</text:p>
          </table:table-cell>
          <table:table-cell office:value-type="string" calcext:value-type="string">
            <text:p>Bevois park1</text:p>
          </table:table-cell>
          <table:table-cell office:value-type="string" calcext:value-type="string">
            <text:p>weymouth yard coal</text:p>
          </table:table-cell>
          <table:table-cell office:value-type="string" calcext:value-type="string">
            <text:p>Elgh Carr1. Cant find in CWN</text:p>
          </table:table-cell>
          <table:table-cell office:value-type="string" calcext:value-type="string">
            <text:p>ELGH E YARD 9</text:p>
          </table:table-cell>
          <table:table-cell office:value-type="string" calcext:value-type="string">
            <text:p>Basingstoke west yard 5</text:p>
          </table:table-cell>
          <table:table-cell office:value-type="string" calcext:value-type="string">
            <text:p>canute yard 4</text:p>
          </table:table-cell>
          <table:table-cell office:value-type="string" calcext:value-type="string">
            <text:p>elgh carr 5</text:p>
          </table:table-cell>
          <table:table-cell office:value-type="string" calcext:value-type="string">
            <text:p>berth wimb loop</text:p>
          </table:table-cell>
          <table:table-cell office:value-type="string" calcext:value-type="string">
            <text:p>SotonWsiding</text:p>
          </table:table-cell>
          <table:table-cell office:value-type="string" calcext:value-type="string">
            <text:p>dn yard2</text:p>
          </table:table-cell>
          <table:table-cell office:value-type="string" calcext:value-type="string">
            <text:p>Bevois Park 3</text:p>
          </table:table-cell>
          <table:table-cell office:value-type="string" calcext:value-type="string">
            <text:p>Mixedpp &amp; 2x3msets.. Elghcarr2</text:p>
          </table:table-cell>
          <table:table-cell/>
          <table:table-cell office:value-type="string" calcext:value-type="string">
            <text:p>Bpark 7</text:p>
          </table:table-cell>
          <table:table-cell office:value-type="string" calcext:value-type="string">
            <text:p>Canuteyard 1 (sotonTgds)</text:p>
          </table:table-cell>
          <table:table-cell office:value-type="string" calcext:value-type="string">
            <text:p>ElghEyard3</text:p>
          </table:table-cell>
          <table:table-cell office:value-type="string" calcext:value-type="string">
            <text:p>Elgh E Yard 10</text:p>
          </table:table-cell>
          <table:table-cell office:value-type="string" calcext:value-type="string">
            <text:p>Canute Yard5 sottermgds</text:p>
          </table:table-cell>
          <table:table-cell office:value-type="string" calcext:value-type="string">
            <text:p>ElghcarrW2</text:p>
          </table:table-cell>
          <table:table-cell office:value-type="string" calcext:value-type="string">
            <text:p>in berth poolesiding</text:p>
          </table:table-cell>
          <table:table-cell office:value-type="string" calcext:value-type="string">
            <text:p>berth elgh car 8</text:p>
          </table:table-cell>
          <table:table-cell office:value-type="string" calcext:value-type="string">
            <text:p>berth elgh car 5</text:p>
          </table:table-cell>
          <table:table-cell office:value-type="string" calcext:value-type="string">
            <text:p>berth wimborneyard4</text:p>
          </table:table-cell>
          <table:table-cell office:value-type="string" calcext:value-type="string">
            <text:p>in Dorch up headshunt</text:p>
          </table:table-cell>
          <table:table-cell office:value-type="string" calcext:value-type="string">
            <text:p>poole dn arrival2</text:p>
          </table:table-cell>
          <table:table-cell office:value-type="string" calcext:value-type="string">
            <text:p>Elgh Carr5</text:p>
          </table:table-cell>
          <table:table-cell office:value-type="string" calcext:value-type="string">
            <text:p>Dorchester bay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static at BwestcarrS</text:p>
          </table:table-cell>
          <table:table-cell office:value-type="string" calcext:value-type="string">
            <text:p>Northam Yard 11</text:p>
          </table:table-cell>
          <table:table-cell office:value-type="string" calcext:value-type="string">
            <text:p>at swaythling gds</text:p>
          </table:table-cell>
          <table:table-cell office:value-type="string" calcext:value-type="string">
            <text:p>canute yard 3</text:p>
          </table:table-cell>
          <table:table-cell office:value-type="string" calcext:value-type="string">
            <text:p>Bwestcarshed9</text:p>
          </table:table-cell>
          <table:table-cell office:value-type="string" calcext:value-type="string">
            <text:p>Berth Wimborne yard 3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berth xchurchyd</text:p>
          </table:table-cell>
          <table:table-cell office:value-type="string" calcext:value-type="string">
            <text:p>in North siding Bstoke</text:p>
          </table:table-cell>
          <table:table-cell office:value-type="string" calcext:value-type="string">
            <text:p>at siding templecombe lower</text:p>
          </table:table-cell>
          <table:table-cell office:value-type="string" calcext:value-type="string">
            <text:p>at wmth yard middlerd 2</text:p>
          </table:table-cell>
          <table:table-cell office:value-type="string" calcext:value-type="string">
            <text:p>Elgh E yard2</text:p>
          </table:table-cell>
          <table:table-cell/>
          <table:table-cell office:value-type="string" calcext:value-type="string">
            <text:p>Bcge2</text:p>
          </table:table-cell>
          <table:table-cell office:value-type="string" calcext:value-type="string">
            <text:p>Bpark 5</text:p>
          </table:table-cell>
          <table:table-cell office:value-type="string" calcext:value-type="string">
            <text:p>siding templecombe lower</text:p>
          </table:table-cell>
          <table:table-cell/>
          <table:table-cell office:value-type="string" calcext:value-type="string">
            <text:p>in berth BmthC4salis</text:p>
          </table:table-cell>
          <table:table-cell office:value-type="string" calcext:value-type="string">
            <text:p>InBerthBmthCWeymth</text:p>
          </table:table-cell>
          <table:table-cell office:value-type="string" calcext:value-type="string">
            <text:p><text:s/>Berth at Elgh Carr</text:p>
          </table:table-cell>
          <table:table-cell office:value-type="string" calcext:value-type="string">
            <text:p>Berth HamJct down yard1</text:p>
          </table:table-cell>
          <table:table-cell office:value-type="string" calcext:value-type="string">
            <text:p>in down winch gds loop</text:p>
          </table:table-cell>
          <table:table-cell office:value-type="string" calcext:value-type="string">
            <text:p>InBerth ST bcGOODS Bmth 4 Broadstone</text:p>
          </table:table-cell>
          <table:table-cell office:value-type="string" calcext:value-type="string">
            <text:p>In Berth Bay 4 Brock</text:p>
          </table:table-cell>
          <table:table-cell office:value-type="string" calcext:value-type="string">
            <text:p>In Berth Bmth C short dock N 4 Brock</text:p>
          </table:table-cell>
          <table:table-cell office:value-type="string" calcext:value-type="string">
            <text:p>Idon`t know what this is. Path at wimborne placeholder</text:p>
          </table:table-cell>
          <table:table-cell/>
          <table:table-cell office:value-type="string" calcext:value-type="string">
            <text:p>Berth Hamjctdownyd2</text:p>
          </table:table-cell>
          <table:table-cell office:value-type="string" calcext:value-type="string">
            <text:p>maybe duplicate</text:p>
          </table:table-cell>
          <table:table-cell office:value-type="string" calcext:value-type="string">
            <text:p>Berth swanage yard 2</text:p>
          </table:table-cell>
          <table:table-cell office:value-type="string" calcext:value-type="string">
            <text:p>berth weymouth carriage1</text:p>
          </table:table-cell>
          <table:table-cell office:value-type="string" calcext:value-type="string">
            <text:p>RL_Maunsell3setBC+2sl?</text:p>
          </table:table-cell>
          <table:table-cell office:value-type="string" calcext:value-type="string">
            <text:p>Bstoke yard down siding</text:p>
          </table:table-cell>
          <table:table-cell office:value-type="string" calcext:value-type="string">
            <text:p>elgh carr8</text:p>
          </table:table-cell>
          <table:table-cell office:value-type="string" calcext:value-type="string">
            <text:p>Berth Elgh E yard 1</text:p>
          </table:table-cell>
          <table:table-cell office:value-type="string" calcext:value-type="string">
            <text:p>in Bay siding south</text:p>
          </table:table-cell>
          <table:table-cell office:value-type="string" calcext:value-type="string">
            <text:p>in berth BwestcarS4</text:p>
          </table:table-cell>
          <table:table-cell office:value-type="string" calcext:value-type="string">
            <text:p>Lym pier</text:p>
          </table:table-cell>
          <table:table-cell office:value-type="string" calcext:value-type="string">
            <text:p>berth siding adj bay. Makes front portion</text:p>
          </table:table-cell>
          <table:table-cell office:value-type="string" calcext:value-type="string">
            <text:p>elgh mar yard 6</text:p>
          </table:table-cell>
          <table:table-cell office:value-type="string" calcext:value-type="string">
            <text:p>berth wmth car2</text:p>
          </table:table-cell>
          <table:table-cell office:value-type="string" calcext:value-type="string">
            <text:p>in berthBWestcarrsouth5</text:p>
          </table:table-cell>
          <table:table-cell office:value-type="string" calcext:value-type="string">
            <text:p>extra in NfS6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Tcombe siding 2</text:p>
          </table:table-cell>
          <table:table-cell office:value-type="string" calcext:value-type="string">
            <text:p>Basingstoke yard <text:s/>wyard4</text:p>
          </table:table-cell>
          <table:table-cell office:value-type="string" calcext:value-type="string">
            <text:p>Elgh tipton 2</text:p>
          </table:table-cell>
          <table:table-cell office:value-type="string" calcext:value-type="string">
            <text:p>Elgh tipton 3</text:p>
          </table:table-cell>
          <table:table-cell office:value-type="string" calcext:value-type="string">
            <text:p>Tcombe siding3</text:p>
          </table:table-cell>
          <table:table-cell office:value-type="string" calcext:value-type="string">
            <text:p>In berthBwestCarS4</text:p>
          </table:table-cell>
          <table:table-cell/>
          <table:table-cell office:value-type="string" calcext:value-type="string">
            <text:p>wmth middle rd 3</text:p>
          </table:table-cell>
          <table:table-cell office:value-type="string" calcext:value-type="string">
            <text:p>in Bstoke bay</text:p>
          </table:table-cell>
          <table:table-cell office:value-type="string" calcext:value-type="string">
            <text:p>Brock new yard 3</text:p>
          </table:table-cell>
          <table:table-cell office:value-type="string" calcext:value-type="string">
            <text:p>RL_915EGSElghHamJct71A318Q1</text:p>
          </table:table-cell>
          <table:table-cell office:value-type="string" calcext:value-type="string">
            <text:p>for 2MT 71H 45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basingstoke transfer 3 yard</text:p>
          </table:table-cell>
          <table:table-cell office:value-type="string" calcext:value-type="string">
            <text:p>berth bw car 16</text:p>
          </table:table-cell>
          <table:table-cell office:value-type="string" calcext:value-type="string">
            <text:p>berth Bwcarshed6</text:p>
          </table:table-cell>
          <table:table-cell office:value-type="string" calcext:value-type="string">
            <text:p>berth SotonC w siding</text:p>
          </table:table-cell>
          <table:table-cell office:value-type="string" calcext:value-type="string">
            <text:p>st Wmth yard 1</text:p>
          </table:table-cell>
          <table:table-cell office:value-type="string" calcext:value-type="string">
            <text:p>Tcombe lwr 2</text:p>
          </table:table-cell>
          <table:table-cell office:value-type="string" calcext:value-type="string">
            <text:p>berth Bwcarshed7</text:p>
          </table:table-cell>
          <table:table-cell office:value-type="string" calcext:value-type="string">
            <text:p>In Redbridge Yard for 71a288</text:p>
          </table:table-cell>
          <table:table-cell office:value-type="string" calcext:value-type="string">
            <text:p>in berth Bwcarshed8</text:p>
          </table:table-cell>
          <table:table-cell office:value-type="string" calcext:value-type="string">
            <text:p>in back siding Stalbridge</text:p>
          </table:table-cell>
          <table:table-cell office:value-type="string" calcext:value-type="string">
            <text:p>tcombe upper gds 3 4 now</text:p>
          </table:table-cell>
          <table:table-cell office:value-type="string" calcext:value-type="string">
            <text:p>Romsey Yard 7</text:p>
          </table:table-cell>
          <table:table-cell office:value-type="string" calcext:value-type="string">
            <text:p>wmth carr 1</text:p>
          </table:table-cell>
          <table:table-cell office:value-type="string" calcext:value-type="string">
            <text:p>wmth yard3</text:p>
          </table:table-cell>
          <table:table-cell office:value-type="string" calcext:value-type="string">
            <text:p>Bwest car 17 outermost</text:p>
          </table:table-cell>
          <table:table-cell office:value-type="string" calcext:value-type="string">
            <text:p>bwcar13</text:p>
          </table:table-cell>
          <table:table-cell office:value-type="string" calcext:value-type="string">
            <text:p>berth wmth car 4</text:p>
          </table:table-cell>
          <table:table-cell office:value-type="string" calcext:value-type="string">
            <text:p>In Hamworthy wharf</text:p>
          </table:table-cell>
          <table:table-cell office:value-type="string" calcext:value-type="string">
            <text:p>Berth at BwestcarrS3LMstock</text:p>
          </table:table-cell>
          <table:table-cell office:value-type="string" calcext:value-type="string">
            <text:p>in Bwest gds2</text:p>
          </table:table-cell>
          <table:table-cell table:number-columns-repeated="2" office:value-type="string" calcext:value-type="string">
            <text:p>in Tcombe North siding no plat</text:p>
          </table:table-cell>
          <table:table-cell/>
          <table:table-cell office:value-type="string" calcext:value-type="string">
            <text:p>Doc Carriage5</text:p>
          </table:table-cell>
          <table:table-cell office:value-type="string" calcext:value-type="string">
            <text:p>Dock carriage4</text:p>
          </table:table-cell>
          <table:table-cell office:value-type="string" calcext:value-type="string">
            <text:p>Dock carriage3</text:p>
          </table:table-cell>
          <table:table-cell office:value-type="string" calcext:value-type="string">
            <text:p>Dock Carriage 2</text:p>
          </table:table-cell>
          <table:table-cell office:value-type="string" calcext:value-type="string">
            <text:p>Dock Carriage 1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path</text:p>
          </table:table-cell>
          <table:table-cell table:number-columns-repeated="2"/>
          <table:table-cell office:value-type="string" calcext:value-type="string">
            <text:p>RL_0045EGSElghFeltm</text:p>
          </table:table-cell>
          <table:table-cell office:value-type="string" calcext:value-type="string">
            <text:p>RL_123ECSsotonTPmth</text:p>
          </table:table-cell>
          <table:table-cell office:value-type="string" calcext:value-type="string">
            <text:p>RL_150EGSwmthBtol</text:p>
          </table:table-cell>
          <table:table-cell office:value-type="string" calcext:value-type="string">
            <text:p>RL_210EGSBparkSalis72B467 </text:p>
          </table:table-cell>
          <table:table-cell office:value-type="string" calcext:value-type="string">
            <text:p>RL_310EGSBcentPoooleGds</text:p>
          </table:table-cell>
          <table:table-cell office:value-type="string" calcext:value-type="string">
            <text:p>RL_310EVSElghDocksVans</text:p>
          </table:table-cell>
          <table:table-cell office:value-type="string" calcext:value-type="string">
            <text:p>RL_300EGSbcgBevoisPk71A325</text:p>
          </table:table-cell>
          <table:table-cell office:value-type="string" calcext:value-type="string">
            <text:p>RL_310EGSBParkWoking70B108S15</text:p>
          </table:table-cell>
          <table:table-cell office:value-type="string" calcext:value-type="string">
            <text:p>RL_330EGSwmthWbyGds82D43XX</text:p>
          </table:table-cell>
          <table:table-cell office:value-type="string" calcext:value-type="string">
            <text:p>RL_345EGSElghFratton</text:p>
          </table:table-cell>
          <table:table-cell office:value-type="string" calcext:value-type="string">
            <text:p>RL_358EGSBparksalis71A31</text:p>
          </table:table-cell>
          <table:table-cell office:value-type="string" calcext:value-type="string">
            <text:p>RL_430EGSwmthBtolGds82Bhall</text:p>
          </table:table-cell>
          <table:table-cell office:value-type="string" calcext:value-type="string">
            <text:p>RL_436ECSElghPmth71A331 </text:p>
          </table:table-cell>
          <table:table-cell office:value-type="string" calcext:value-type="string">
            <text:p>RL_450EGSelgh71A266</text:p>
          </table:table-cell>
          <table:table-cell office:value-type="string" calcext:value-type="string">
            <text:p>RL_510EgsBstokewoodfordGC81D47</text:p>
          </table:table-cell>
          <table:table-cell office:value-type="string" calcext:value-type="string">
            <text:p>RL_515ECSsotonTpmth</text:p>
          </table:table-cell>
          <table:table-cell office:value-type="string" calcext:value-type="string">
            <text:p>RL_517ECSelghsotonT71A298M7</text:p>
          </table:table-cell>
          <table:table-cell office:value-type="string" calcext:value-type="string">
            <text:p>RL_517ECSElgh</text:p>
          </table:table-cell>
          <table:table-cell office:value-type="string" calcext:value-type="string">
            <text:p>RL_522ECSSotonCM7Elgh302A</text:p>
          </table:table-cell>
          <table:table-cell office:value-type="string" calcext:value-type="string">
            <text:p>RL_530EGSBstokebulfordgds70D242</text:p>
          </table:table-cell>
          <table:table-cell office:value-type="string" calcext:value-type="string">
            <text:p>RL_535EGSBparkDidcot71A314</text:p>
          </table:table-cell>
          <table:table-cell office:value-type="string" calcext:value-type="string">
            <text:p>RL_539ECSelghFham71A3062MT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551EGSBparkWoolstonGds71A325</text:p>
          </table:table-cell>
          <table:table-cell office:value-type="string" calcext:value-type="string">
            <text:p>RL_553ECSSotonTtotton71A270</text:p>
          </table:table-cell>
          <table:table-cell office:value-type="string" calcext:value-type="string">
            <text:p>RL_600EGSelghBpark71A322Q</text:p>
          </table:table-cell>
          <table:table-cell office:value-type="string" calcext:value-type="string">
            <text:p>RL_600EGSElghHavant70F363</text:p>
          </table:table-cell>
          <table:table-cell office:value-type="string" calcext:value-type="string">
            <text:p>RL_604ECSsotonTwloo</text:p>
          </table:table-cell>
          <table:table-cell office:value-type="string" calcext:value-type="string">
            <text:p>RL_607ECSelghRsey71A300</text:p>
          </table:table-cell>
          <table:table-cell office:value-type="string" calcext:value-type="string">
            <text:p>RL_615ECSBrockPP</text:p>
          </table:table-cell>
          <table:table-cell office:value-type="string" calcext:value-type="string">
            <text:p>RL_620ECSElghWR6set71A272</text:p>
          </table:table-cell>
          <table:table-cell office:value-type="string" calcext:value-type="string">
            <text:p>RL_625ECSElghReading71A278</text:p>
          </table:table-cell>
          <table:table-cell office:value-type="string" calcext:value-type="string">
            <text:p>RL_645ECSBwest</text:p>
          </table:table-cell>
          <table:table-cell office:value-type="string" calcext:value-type="string">
            <text:p>RL_645ECSdorchWmth71B394</text:p>
          </table:table-cell>
          <table:table-cell office:value-type="string" calcext:value-type="string">
            <text:p>RL_620EGSQuaygds71B429B4</text:p>
          </table:table-cell>
          <table:table-cell office:value-type="string" calcext:value-type="string">
            <text:p>RL_635ECSELghFwley71a305</text:p>
          </table:table-cell>
          <table:table-cell office:value-type="string" calcext:value-type="string">
            <text:p>RL_610ECSDorchWmth</text:p>
          </table:table-cell>
          <table:table-cell table:style-name="ce226" office:value-type="string" calcext:value-type="string">
            <text:p>RL_610EGSelghAjct71A30</text:p>
          </table:table-cell>
          <table:table-cell office:value-type="string" calcext:value-type="string">
            <text:p>ECS615BwestWloo71B380</text:p>
          </table:table-cell>
          <table:table-cell office:value-type="string" calcext:value-type="string">
            <text:p>RL_610EGSNthmTotton71A323</text:p>
          </table:table-cell>
          <table:table-cell office:value-type="string" calcext:value-type="string">
            <text:p>RL_620EGSswaythling71A322</text:p>
          </table:table-cell>
          <table:table-cell office:value-type="string" calcext:value-type="string">
            <text:p>RL_643ECSSotonTelgh71A298M7 </text:p>
          </table:table-cell>
          <table:table-cell office:value-type="string" calcext:value-type="string">
            <text:p>RL_643ECSBWestSal71A284T9</text:p>
          </table:table-cell>
          <table:table-cell office:value-type="string" calcext:value-type="string">
            <text:p>RL_645ECSWimb71B406</text:p>
          </table:table-cell>
          <table:table-cell office:value-type="string" calcext:value-type="string">
            <text:p>RL_648BwestBK714FECS</text:p>
          </table:table-cell>
          <table:table-cell office:value-type="string" calcext:value-type="string">
            <text:p>RL_651ECSxchSwnge</text:p>
          </table:table-cell>
          <table:table-cell office:value-type="string" calcext:value-type="string">
            <text:p>RL_657ECSBstokeRdg70D238</text:p>
          </table:table-cell>
          <table:table-cell office:value-type="string" calcext:value-type="string">
            <text:p>RL_700ECStmplcbSD6</text:p>
          </table:table-cell>
          <table:table-cell office:value-type="string" calcext:value-type="string">
            <text:p>RL_717ECSWmthChpnham</text:p>
          </table:table-cell>
          <table:table-cell office:value-type="string" calcext:value-type="string">
            <text:p>RL_715EGSelghFwleyTanks</text:p>
          </table:table-cell>
          <table:table-cell office:value-type="string" calcext:value-type="string">
            <text:p>RL_720BWWlooECS</text:p>
          </table:table-cell>
          <table:table-cell office:value-type="string" calcext:value-type="string">
            <text:p>RL_720EGSbcgpoole71A319Q1 </text:p>
          </table:table-cell>
          <table:table-cell office:value-type="string" calcext:value-type="string">
            <text:p>RL_725EGSBParkGsport71A322Q</text:p>
          </table:table-cell>
          <table:table-cell office:value-type="string" calcext:value-type="string">
            <text:p>RL_728ECSTmplecmbSD5</text:p>
          </table:table-cell>
          <table:table-cell office:value-type="string" calcext:value-type="string">
            <text:p>RL_730BmthW71A313S15</text:p>
          </table:table-cell>
          <table:table-cell office:value-type="string" calcext:value-type="string">
            <text:p>742ECSBCsalis</text:p>
          </table:table-cell>
          <table:table-cell office:value-type="string" calcext:value-type="string">
            <text:p>RL_714ECSwmth</text:p>
          </table:table-cell>
          <table:table-cell office:value-type="string" calcext:value-type="string">
            <text:p>RL_603ECSelghDorch</text:p>
          </table:table-cell>
          <table:table-cell office:value-type="string" calcext:value-type="string">
            <text:p>RL_615EGSHamJcSwanGds71B415</text:p>
          </table:table-cell>
          <table:table-cell office:value-type="string" calcext:value-type="string">
            <text:p>RL_636ECSWinchsotonT71A277</text:p>
          </table:table-cell>
          <table:table-cell office:value-type="string" calcext:value-type="string">
            <text:p>RL_655ECSBstone</text:p>
          </table:table-cell>
          <table:table-cell office:value-type="string" calcext:value-type="string">
            <text:p>RL_650ECSBrock</text:p>
          </table:table-cell>
          <table:table-cell office:value-type="string" calcext:value-type="string">
            <text:p>RL_630ECSBrock</text:p>
          </table:table-cell>
          <table:table-cell office:value-type="string" calcext:value-type="string">
            <text:p>RL_622ECSWloo</text:p>
          </table:table-cell>
          <table:table-cell office:value-type="string" calcext:value-type="string">
            <text:p>RL_640EGSbcgoods71B413</text:p>
          </table:table-cell>
          <table:table-cell office:value-type="string" calcext:value-type="string">
            <text:p>RL_646EGSHamwthyJctGds</text:p>
          </table:table-cell>
          <table:table-cell office:value-type="string" calcext:value-type="string">
            <text:p>RL_738ECSSwngepp</text:p>
          </table:table-cell>
          <table:table-cell office:value-type="string" calcext:value-type="string">
            <text:p>RL_728ECSswngeRwessex</text:p>
          </table:table-cell>
          <table:table-cell office:value-type="string" calcext:value-type="string">
            <text:p>RL_735ECSWmthRWessexFP</text:p>
          </table:table-cell>
          <table:table-cell office:value-type="string" calcext:value-type="string">
            <text:p>RL_744ECSxchurch</text:p>
          </table:table-cell>
          <table:table-cell office:value-type="string" calcext:value-type="string">
            <text:p>RL_745EGSBstokeAjct70D239U</text:p>
          </table:table-cell>
          <table:table-cell office:value-type="string" calcext:value-type="string">
            <text:p>RL_752ECSElghFham71A300M7</text:p>
          </table:table-cell>
          <table:table-cell office:value-type="string" calcext:value-type="string">
            <text:p>RL_756EGSelghFwleyTanks</text:p>
          </table:table-cell>
          <table:table-cell office:value-type="string" calcext:value-type="string">
            <text:p>RL_804ECSDorchBmthC71B427</text:p>
          </table:table-cell>
          <table:table-cell office:value-type="string" calcext:value-type="string">
            <text:p>RL_810ECSBrockpp</text:p>
          </table:table-cell>
          <table:table-cell office:value-type="string" calcext:value-type="string">
            <text:p>RL_810ECSLymPschools</text:p>
          </table:table-cell>
          <table:table-cell office:value-type="string" calcext:value-type="string">
            <text:p>RL_813ECSSotonCRmseyFP</text:p>
          </table:table-cell>
          <table:table-cell office:value-type="string" calcext:value-type="string">
            <text:p>RL_815EGSelghGosport</text:p>
          </table:table-cell>
          <table:table-cell office:value-type="string" calcext:value-type="string">
            <text:p>RL_825ECSWmthBmth</text:p>
          </table:table-cell>
          <table:table-cell office:value-type="string" calcext:value-type="string">
            <text:p>RL_820ECSRwessexFP</text:p>
          </table:table-cell>
          <table:table-cell office:value-type="string" calcext:value-type="string">
            <text:p>RL_835ECSBwest71B382</text:p>
          </table:table-cell>
          <table:table-cell office:value-type="string" calcext:value-type="string">
            <text:p>RL_820ECSelghrdg </text:p>
          </table:table-cell>
          <table:table-cell office:value-type="string" calcext:value-type="string">
            <text:p>RL_820ECSTcombeHighbridge</text:p>
          </table:table-cell>
          <table:table-cell office:value-type="string" calcext:value-type="string">
            <text:p>RL_827EGSBstokeFBoro70D241</text:p>
          </table:table-cell>
          <table:table-cell office:value-type="string" calcext:value-type="string">
            <text:p>RL_833EGSElghAlton71A327</text:p>
          </table:table-cell>
          <table:table-cell office:value-type="string" calcext:value-type="string">
            <text:p>RL_844EGSElghWinChesil71A326</text:p>
          </table:table-cell>
          <table:table-cell office:value-type="string" calcext:value-type="string">
            <text:p>RL_848ECSTcombeYeovil</text:p>
          </table:table-cell>
          <table:table-cell office:value-type="string" calcext:value-type="string">
            <text:p>RL_855ECSTemplcmbe</text:p>
          </table:table-cell>
          <table:table-cell office:value-type="string" calcext:value-type="string">
            <text:p>RL_858EGSWmthPlandgds</text:p>
          </table:table-cell>
          <table:table-cell office:value-type="string" calcext:value-type="string">
            <text:p>RL_900ECSwmthPadgton</text:p>
          </table:table-cell>
          <table:table-cell office:value-type="string" calcext:value-type="string">
            <text:p>RL_902EVSbstokevans70D233</text:p>
          </table:table-cell>
          <table:table-cell office:value-type="string" calcext:value-type="string">
            <text:p>RL_914EGSbrockwimb71b413</text:p>
          </table:table-cell>
          <table:table-cell office:value-type="string" calcext:value-type="string">
            <text:p>RL_915EGSElghHamJct71A318</text:p>
          </table:table-cell>
          <table:table-cell office:value-type="string" calcext:value-type="string">
            <text:p>RL_915EGSTCStalbridge</text:p>
          </table:table-cell>
          <table:table-cell office:value-type="string" calcext:value-type="string">
            <text:p>RL_917ECSwmthwloo</text:p>
          </table:table-cell>
          <table:table-cell office:value-type="string" calcext:value-type="string">
            <text:p>RL_915ECSBstokeSwnge70D237</text:p>
          </table:table-cell>
          <table:table-cell office:value-type="string" calcext:value-type="string">
            <text:p>RL_920ECSBirkenhead</text:p>
          </table:table-cell>
          <table:table-cell office:value-type="string" calcext:value-type="string">
            <text:p>RL_925ECSwloo</text:p>
          </table:table-cell>
          <table:table-cell office:value-type="string" calcext:value-type="string">
            <text:p>RL_925ECSSotonCPmthSSea</text:p>
          </table:table-cell>
          <table:table-cell office:value-type="string" calcext:value-type="string">
            <text:p>RL_937EGSWmthYeovilGds</text:p>
          </table:table-cell>
          <table:table-cell office:value-type="string" calcext:value-type="string">
            <text:p>RL_940EGSTcombelwrEcreechJct71H50</text:p>
          </table:table-cell>
          <table:table-cell office:value-type="string" calcext:value-type="string">
            <text:p>RL_945ECSpines</text:p>
          </table:table-cell>
          <table:table-cell office:value-type="string" calcext:value-type="string">
            <text:p>RL_1008EGSRedbridgeEngineers</text:p>
          </table:table-cell>
          <table:table-cell office:value-type="string" calcext:value-type="string">
            <text:p>RL_1008ECSwloo</text:p>
          </table:table-cell>
          <table:table-cell office:value-type="string" calcext:value-type="string">
            <text:p>RL_1020EGSstalbridgeTcombe</text:p>
          </table:table-cell>
          <table:table-cell office:value-type="string" calcext:value-type="string">
            <text:p>RL_1025ECStcombeEJct</text:p>
          </table:table-cell>
          <table:table-cell office:value-type="string" calcext:value-type="string">
            <text:p>RL_1035EGSRmseyElgh71A329</text:p>
          </table:table-cell>
          <table:table-cell office:value-type="string" calcext:value-type="string">
            <text:p>RL_1040ECSWmthDor</text:p>
          </table:table-cell>
          <table:table-cell office:value-type="string" calcext:value-type="string">
            <text:p>RL_1033ECS1033WmthWolvHmton </text:p>
          </table:table-cell>
          <table:table-cell table:style-name="Default" office:value-type="string" calcext:value-type="string">
            <text:p>RL_1105ECSBmthWWloo71B394 </text:p>
          </table:table-cell>
          <table:table-cell office:value-type="string" calcext:value-type="string">
            <text:p>RL_1116ECS1116BwestNcastle</text:p>
          </table:table-cell>
          <table:table-cell office:value-type="string" calcext:value-type="string">
            <text:p>RL_1130ECSwmthwloo</text:p>
          </table:table-cell>
          <table:table-cell table:style-name="Default" office:value-type="string" calcext:value-type="string">
            <text:p>RL_1230EGSHamwthy71A319</text:p>
          </table:table-cell>
          <table:table-cell office:value-type="string" calcext:value-type="string">
            <text:p>RL_1255BwestBK744F</text:p>
          </table:table-cell>
          <table:table-cell office:value-type="string" calcext:value-type="string">
            <text:p>RL_1334EGSBmthWGds71B405</text:p>
          </table:table-cell>
          <table:table-cell office:value-type="string" calcext:value-type="string">
            <text:p>RL_EGSTcombeUp</text:p>
          </table:table-cell>
          <table:table-cell office:value-type="string" calcext:value-type="string">
            <text:p>RL_EGSTcombeDn</text:p>
          </table:table-cell>
          <table:table-cell/>
          <table:table-cell office:value-type="string" calcext:value-type="string">
            <text:p>RL_ECS_Statesman</text:p>
          </table:table-cell>
          <table:table-cell office:value-type="string" calcext:value-type="string">
            <text:p>RL_ECS_Cunarder</text:p>
          </table:table-cell>
          <table:table-cell office:value-type="string" calcext:value-type="string">
            <text:p>RL_ECSUnionCastle </text:p>
          </table:table-cell>
          <table:table-cell office:value-type="string" calcext:value-type="string">
            <text:p>RL_ECS703CIDocksWloo</text:p>
          </table:table-cell>
          <table:table-cell office:value-type="string" calcext:value-type="string">
            <text:p>RL_ECS805BrittanyExpress </text:p>
          </table:table-cell>
          <table:table-cell table:number-columns-repeated="431"/>
        </table:table-row>
        <table:table-row table:style-name="ro1">
          <table:table-cell table:style-name="ce209" office:value-type="string" calcext:value-type="string">
            <text:p>#consist</text:p>
          </table:table-cell>
          <table:table-cell/>
          <table:table-cell table:style-name="ce303"/>
          <table:table-cell office:value-type="string" calcext:value-type="string">
            <text:p>RL_EGSfltmgds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UnfittedEmpty</text:p>
          </table:table-cell>
          <table:table-cell office:value-type="string" calcext:value-type="string">
            <text:p>RL_biggds</text:p>
          </table:table-cell>
          <table:table-cell office:value-type="string" calcext:value-type="string">
            <text:p>RL_BananaVan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RL_EGSfltmgd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GdsEmpties</text:p>
          </table:table-cell>
          <table:table-cell office:value-type="string" calcext:value-type="string">
            <text:p>fittedvanscontainer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LSW6set34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RL_bulfordGds</text:p>
          </table:table-cell>
          <table:table-cell office:value-type="string" calcext:value-type="string">
            <text:p>Rl_ExpVans</text:p>
          </table:table-cell>
          <table:table-cell office:value-type="string" calcext:value-type="string">
            <text:p>RL_Fhampass</text:p>
          </table:table-cell>
          <table:table-cell office:value-type="string" calcext:value-type="string">
            <text:p>RL_EVS0100ElghPmthSSea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RL_shortgds</text:p>
          </table:table-cell>
          <table:table-cell office:value-type="string" calcext:value-type="string">
            <text:p>RL_Verylongcoal</text:p>
          </table:table-cell>
          <table:table-cell office:value-type="string" calcext:value-type="string">
            <text:p>RL_Bulleid5set + RL_Bulleid5set</text:p>
          </table:table-cell>
          <table:table-cell office:value-type="string" calcext:value-type="string">
            <text:p>RL_Maunsel5set</text:p>
          </table:table-cell>
          <table:table-cell office:value-type="string" calcext:value-type="string">
            <text:p>PPSet605</text:p>
          </table:table-cell>
          <table:table-cell office:value-type="string" calcext:value-type="string">
            <text:p>WR6set</text:p>
          </table:table-cell>
          <table:table-cell office:value-type="string" calcext:value-type="string">
            <text:p>RL_Collett3setGW</text:p>
          </table:table-cell>
          <table:table-cell table:number-columns-repeated="2" office:value-type="string" calcext:value-type="string">
            <text:p>Bulleid3set766</text:p>
          </table:table-cell>
          <table:table-cell office:value-type="string" calcext:value-type="string">
            <text:p>QuayGds</text:p>
          </table:table-cell>
          <table:table-cell office:value-type="string" calcext:value-type="string">
            <text:p>RL_LSW6set2SL $reverse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Rl_pmvBulleid9</text:p>
          </table:table-cell>
          <table:table-cell office:value-type="string" calcext:value-type="string">
            <text:p>Rl_tottonGds</text:p>
          </table:table-cell>
          <table:table-cell office:value-type="string" calcext:value-type="string">
            <text:p>RL_coalMT</text:p>
          </table:table-cell>
          <table:table-cell office:value-type="string" calcext:value-type="string">
            <text:p>RL_Maunsel5set1SL</text:p>
          </table:table-cell>
          <table:table-cell office:value-type="string" calcext:value-type="string">
            <text:p>RL_LSWR3set</text:p>
          </table:table-cell>
          <table:table-cell office:value-type="string" calcext:value-type="string">
            <text:p>PP_602 $reverse</text:p>
          </table:table-cell>
          <table:table-cell office:value-type="string" calcext:value-type="string">
            <text:p>58_Bournemouth_0650_Bath</text:p>
          </table:table-cell>
          <table:table-cell office:value-type="string" calcext:value-type="string">
            <text:p>RL_3setm1SL</text:p>
          </table:table-cell>
          <table:table-cell office:value-type="string" calcext:value-type="string">
            <text:p>Maunsell3set 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Collett3setGW</text:p>
          </table:table-cell>
          <table:table-cell office:value-type="string" calcext:value-type="string">
            <text:p>RL_FawleytanksMod</text:p>
          </table:table-cell>
          <table:table-cell office:value-type="string" calcext:value-type="string">
            <text:p>RL_11Bulleid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RL_gengds1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RL_730VansPass</text:p>
          </table:table-cell>
          <table:table-cell office:value-type="string" calcext:value-type="string">
            <text:p>SR_2-Lav_20 + SR_2-Lav_20</text:p>
          </table:table-cell>
          <table:table-cell office:value-type="string" calcext:value-type="string">
            <text:p>RL_3setm1SL $reverse</text:p>
          </table:table-cell>
          <table:table-cell office:value-type="string" calcext:value-type="string">
            <text:p>RL_Maunsell3setBC $reverse</text:p>
          </table:table-cell>
          <table:table-cell office:value-type="string" calcext:value-type="string">
            <text:p>WhamLongGds</text:p>
          </table:table-cell>
          <table:table-cell office:value-type="string" calcext:value-type="string">
            <text:p>SR_3-Lav_105 + SR_2-Lav_20</text:p>
          </table:table-cell>
          <table:table-cell office:value-type="string" calcext:value-type="string">
            <text:p>Maunsell3set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PP Set 613</text:p>
          </table:table-cell>
          <table:table-cell office:value-type="string" calcext:value-type="string">
            <text:p>Maunsell3set</text:p>
          </table:table-cell>
          <table:table-cell table:number-columns-repeated="2" office:value-type="string" calcext:value-type="string">
            <text:p>RL_localgds</text:p>
          </table:table-cell>
          <table:table-cell office:value-type="string" calcext:value-type="string">
            <text:p>PPSet605 </text:p>
          </table:table-cell>
          <table:table-cell office:value-type="string" calcext:value-type="string">
            <text:p>RL_RwessexSwnge</text:p>
          </table:table-cell>
          <table:table-cell table:style-name="Default" office:value-type="string" calcext:value-type="string">
            <text:p>RL_RWessexRP</text:p>
          </table:table-cell>
          <table:table-cell office:value-type="string" calcext:value-type="string">
            <text:p>RL_Maunsell3setBC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Maunsell3setBC1SK $reverse</text:p>
          </table:table-cell>
          <table:table-cell office:value-type="string" calcext:value-type="string">
            <text:p>RL_FawleyTanksold</text:p>
          </table:table-cell>
          <table:table-cell office:value-type="string" calcext:value-type="string">
            <text:p>Bulleid3set766</text:p>
          </table:table-cell>
          <table:table-cell office:value-type="string" calcext:value-type="string">
            <text:p>RL_secrPP_third</text:p>
          </table:table-cell>
          <table:table-cell office:value-type="string" calcext:value-type="string">
            <text:p>RL_Maunsel5set1SL $reverse</text:p>
          </table:table-cell>
          <table:table-cell office:value-type="string" calcext:value-type="string">
            <text:p>Bulleid3set766</text:p>
          </table:table-cell>
          <table:table-cell table:style-name="Excel_20_Built-in_20_Normal" office:value-type="string" calcext:value-type="string">
            <text:p>RL_frattongds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RWessexFP</text:p>
          </table:table-cell>
          <table:table-cell office:value-type="string" calcext:value-type="string">
            <text:p>RL_11BulleidPMV </text:p>
          </table:table-cell>
          <table:table-cell table:style-name="ce259" office:value-type="string" calcext:value-type="string">
            <text:p>Bulleid3set766 + RL_Maunsell3setBC1SK</text:p>
          </table:table-cell>
          <table:table-cell office:value-type="string" calcext:value-type="string">
            <text:p>RL_LM2set $reverse</text:p>
          </table:table-cell>
          <table:table-cell office:value-type="string" calcext:value-type="string">
            <text:p>RL_frattongds</text:p>
          </table:table-cell>
          <table:table-cell office:value-type="string" calcext:value-type="string">
            <text:p>RL_shortcoal</text:p>
          </table:table-cell>
          <table:table-cell office:value-type="string" calcext:value-type="string">
            <text:p>RL_mostlycoalGds</text:p>
          </table:table-cell>
          <table:table-cell office:value-type="string" calcext:value-type="string">
            <text:p>Set246</text:p>
          </table:table-cell>
          <table:table-cell office:value-type="string" calcext:value-type="string">
            <text:p>55_BournemouthW_0848_Bath</text:p>
          </table:table-cell>
          <table:table-cell office:value-type="string" calcext:value-type="string">
            <text:p>RL_PortlandgdsMT</text:p>
          </table:table-cell>
          <table:table-cell office:value-type="string" calcext:value-type="string">
            <text:p>RL_900WmthPadgton</text:p>
          </table:table-cell>
          <table:table-cell office:value-type="string" calcext:value-type="string">
            <text:p>RL_3cc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ElghHamJctGds</text:p>
          </table:table-cell>
          <table:table-cell office:value-type="string" calcext:value-type="string">
            <text:p>RL_localgds$reverse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Birkenhead</text:p>
          </table:table-cell>
          <table:table-cell office:value-type="string" calcext:value-type="string">
            <text:p>Bulleid6set292</text:p>
          </table:table-cell>
          <table:table-cell office:value-type="string" calcext:value-type="string">
            <text:p>RL_8Maunsell</text:p>
          </table:table-cell>
          <table:table-cell office:value-type="string" calcext:value-type="string">
            <text:p>RL_WmthVans</text:p>
          </table:table-cell>
          <table:table-cell office:value-type="string" calcext:value-type="string">
            <text:p>RL_unfittedMT</text:p>
          </table:table-cell>
          <table:table-cell office:value-type="string" calcext:value-type="string">
            <text:p>pines</text:p>
          </table:table-cell>
          <table:table-cell office:value-type="string" calcext:value-type="string">
            <text:p>1008RedbridgeEngineers</text:p>
          </table:table-cell>
          <table:table-cell office:value-type="string" calcext:value-type="string">
            <text:p>RL_Tavern6set</text:p>
          </table:table-cell>
          <table:table-cell table:style-name="ce27" office:value-type="string" calcext:value-type="string">
            <text:p>RL_StalbridgeTcombegds</text:p>
          </table:table-cell>
          <table:table-cell office:value-type="string" calcext:value-type="string">
            <text:p>RL_LM2setSD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GWauto2car</text:p>
          </table:table-cell>
          <table:table-cell office:value-type="string" calcext:value-type="string">
            <text:p>RL_6collet</text:p>
          </table:table-cell>
          <table:table-cell office:value-type="string" calcext:value-type="string">
            <text:p>Bulleid3set766 <text:s/>+ Rl_pmvBulleid9</text:p>
          </table:table-cell>
          <table:table-cell office:value-type="string" calcext:value-type="string">
            <text:p>RL_NCastleERstock</text:p>
          </table:table-cell>
          <table:table-cell office:value-type="string" calcext:value-type="string">
            <text:p>RL_Bulleid5set</text:p>
          </table:table-cell>
          <table:table-cell office:value-type="string" calcext:value-type="string">
            <text:p>RL_industrial Gds</text:p>
          </table:table-cell>
          <table:table-cell office:value-type="string" calcext:value-type="string">
            <text:p>RL_LM4set</text:p>
          </table:table-cell>
          <table:table-cell office:value-type="string" calcext:value-type="string">
            <text:p>RL_localgds</text:p>
          </table:table-cell>
          <table:table-cell office:value-type="string" calcext:value-type="string">
            <text:p>RL_longmixedgds</text:p>
          </table:table-cell>
          <table:table-cell office:value-type="string" calcext:value-type="string">
            <text:p>RL_longercoal</text:p>
          </table:table-cell>
          <table:table-cell/>
          <table:table-cell office:value-type="string" calcext:value-type="string">
            <text:p>RL_Statesman1</text:p>
          </table:table-cell>
          <table:table-cell office:value-type="string" calcext:value-type="string">
            <text:p>RL_Cunarder1</text:p>
          </table:table-cell>
          <table:table-cell office:value-type="string" calcext:value-type="string">
            <text:p>RL_UnionCastle1</text:p>
          </table:table-cell>
          <table:table-cell office:value-type="string" calcext:value-type="string">
            <text:p>RL_10pullmanset61</text:p>
          </table:table-cell>
          <table:table-cell office:value-type="string" calcext:value-type="string">
            <text:p>RL_11pullmanset64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tart</text:p>
          </table:table-cell>
          <table:table-cell table:number-columns-repeated="2"/>
          <table:table-cell office:value-type="string" calcext:value-type="string">
            <text:p>$static</text:p>
          </table:table-cell>
          <table:table-cell table:number-columns-repeated="21" table:style-name="ce226" office:value-type="string" calcext:value-type="string">
            <text:p>$static</text:p>
          </table:table-cell>
          <table:table-cell table:number-columns-repeated="22" office:value-type="string" calcext:value-type="string">
            <text:p>$static</text:p>
          </table:table-cell>
          <table:table-cell table:number-columns-repeated="5" table:style-name="ce225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style-name="ce225" office:value-type="string" calcext:value-type="string">
            <text:p>$static</text:p>
          </table:table-cell>
          <table:table-cell table:number-columns-repeated="3" office:value-type="string" calcext:value-type="string">
            <text:p>$static</text:p>
          </table:table-cell>
          <table:table-cell table:style-name="ce271" office:value-type="string" calcext:value-type="string">
            <text:p>$static</text:p>
          </table:table-cell>
          <table:table-cell table:number-columns-repeated="7" table:style-name="ce226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number-columns-repeated="17" office:value-type="string" calcext:value-type="string">
            <text:p>$static</text:p>
          </table:table-cell>
          <table:table-cell table:number-columns-repeated="3" office:value-type="string" calcext:value-type="string">
            <text:p>$static </text:p>
          </table:table-cell>
          <table:table-cell table:number-columns-repeated="34" office:value-type="string" calcext:value-type="string">
            <text:p>$static</text:p>
          </table:table-cell>
          <table:table-cell/>
          <table:table-cell table:number-columns-repeated="3" office:value-type="string" calcext:value-type="string">
            <text:p>$static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number-columns-repeated="431"/>
        </table:table-row>
        <table:table-row table:style-name="ro1">
          <table:table-cell table:style-name="ce210" office:value-type="string" calcext:value-type="string">
            <text:p>#speedmph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table:style-name="ce210" office:value-type="string" calcext:value-type="string">
            <text:p>#note</text:p>
          </table:table-cell>
          <table:table-cell/>
          <table:table-cell table:style-name="ce305"/>
          <table:table-cell table:number-columns-repeated="69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table:style-name="ce211" office:value-type="string" calcext:value-type="string">
            <text:p>#direction</text:p>
          </table:table-cell>
          <table:table-cell/>
          <table:table-cell table:style-name="ce304"/>
          <table:table-cell office:value-type="string" calcext:value-type="string">
            <text:p>this EGS got lost since Nf52</text:p>
          </table:table-cell>
          <table:table-cell table:number-columns-repeated="37"/>
          <table:table-cell office:value-type="string" calcext:value-type="string">
            <text:p>up</text:p>
          </table:table-cell>
          <table:table-cell table:number-columns-repeated="5"/>
          <table:table-cell office:value-type="string" calcext:value-type="string">
            <text:p>Dn</text:p>
          </table:table-cell>
          <table:table-cell table:number-columns-repeated="9"/>
          <table:table-cell office:value-type="string" calcext:value-type="string">
            <text:p>up</text:p>
          </table:table-cell>
          <table:table-cell table:number-columns-repeated="499"/>
        </table:table-row>
        <table:table-row table:style-name="ro2">
          <table:table-cell table:style-name="Default" office:value-type="string" calcext:value-type="string">
            <text:p>Woking</text:p>
          </table:table-cell>
          <table:table-cell table:style-name="Default" table:number-columns-repeated="15"/>
          <table:table-cell table:style-name="ce23"/>
          <table:table-cell table:style-name="Default" table:number-columns-repeated="12"/>
          <table:table-cell table:style-name="ce23"/>
          <table:table-cell table:style-name="Default" table:number-columns-repeated="10"/>
          <table:table-cell table:style-name="ce23"/>
          <table:table-cell table:style-name="Default" table:number-columns-repeated="83"/>
          <table:table-cell table:number-columns-repeated="110"/>
          <table:table-cell table:style-name="ce23" office:value-type="time" office:time-value="PT13H55M00S" calcext:value-type="time">
            <text:p>13:55:00</text:p>
          </table:table-cell>
          <table:table-cell table:number-columns-repeated="259"/>
          <table:table-cell table:style-name="ce23" office:value-type="time" office:time-value="PT07H16M00S" calcext:value-type="time">
            <text:p>07:16:00</text:p>
          </table:table-cell>
          <table:table-cell table:style-name="ce23" office:value-type="time" office:time-value="PT08H42M00S" calcext:value-type="time">
            <text:p>08:42:00</text:p>
          </table:table-cell>
          <table:table-cell table:style-name="ce23" office:value-type="time" office:time-value="PT08H32M00S" calcext:value-type="time">
            <text:p>08:32:00</text:p>
          </table:table-cell>
          <table:table-cell office:value-type="string" calcext:value-type="string">
            <text:p>13:09$detach /units=-4 /Forms=1227WlooPmth4BIL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king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king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okwood</text:p>
          </table:table-cell>
          <table:table-cell table:number-columns-repeated="28"/>
          <table:table-cell table:style-name="ce24"/>
          <table:table-cell table:number-columns-repeated="10"/>
          <table:table-cell table:style-name="ce24"/>
          <table:table-cell table:number-columns-repeated="453"/>
          <table:table-cell table:style-name="ce23" office:value-type="time" office:time-value="PT07H10M00S" calcext:value-type="time">
            <text:p>07:10:00</text:p>
          </table:table-cell>
          <table:table-cell table:style-name="ce23" office:value-type="time" office:time-value="PT08H36M00S" calcext:value-type="time">
            <text:p>08:36:00</text:p>
          </table:table-cell>
          <table:table-cell table:style-name="ce23" office:value-type="time" office:time-value="PT08H26M00S" calcext:value-type="time">
            <text:p>08:26:00</text:p>
          </table:table-cell>
          <table:table-cell table:style-name="ce23" office:value-type="time" office:time-value="PT13H15M00S" calcext:value-type="time">
            <text:p>13:15: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ook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rnborough</text:p>
          </table:table-cell>
          <table:table-cell table:number-columns-repeated="28"/>
          <table:table-cell table:style-name="ce24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arnborou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leet</text:p>
          </table:table-cell>
          <table:table-cell table:number-columns-repeated="27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Fleet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field</text:p>
          </table:table-cell>
          <table:table-cell table:number-columns-repeated="27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Winchfiel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ok</text:p>
          </table:table-cell>
          <table:table-cell table:number-columns-repeated="27"/>
          <table:table-cell table:style-name="ce24" table:number-columns-repeated="2"/>
          <table:table-cell table:number-columns-repeated="10"/>
          <table:table-cell table:style-name="ce24"/>
          <table:table-cell table:number-columns-repeated="516"/>
        </table:table-row>
        <table:table-row table:style-name="ro1">
          <table:table-cell office:value-type="string" calcext:value-type="string">
            <text:p>H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Mai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Loc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singstoke Loco70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cheldev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it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aw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Ea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co71A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Chandlers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andlers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D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oms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un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ea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thling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Deny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evois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CLocal</text:p>
          </table:table-cell>
          <table:table-cell table:number-columns-repeated="71"/>
          <table:table-cell table:style-name="ce225" table:number-columns-repeated="7"/>
          <table:table-cell table:number-columns-repeated="3"/>
          <table:table-cell table:style-name="ce225" table:number-columns-repeated="32"/>
          <table:table-cell table:number-columns-repeated="2"/>
          <table:table-cell table:style-name="ce225" table:number-columns-repeated="4"/>
          <table:table-cell table:style-name="ce308"/>
          <table:table-cell table:style-name="ce225" table:number-columns-repeated="3"/>
          <table:table-cell table:number-columns-repeated="433"/>
        </table:table-row>
        <table:table-row table:style-name="ro1">
          <table:table-cell office:value-type="string" calcext:value-type="string">
            <text:p>Southampton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illbrook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edbrid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otton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ndhurst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eaulieuRoa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enhurst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Gds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ockRec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Tow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ymingtonPi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ewMil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intonAdmiral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hristchurc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Xchurc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s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s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Central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mthLoco71B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CentralGoodsW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BournemouthWes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anksom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rnk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ark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UpRecepti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PooleQu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Jct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amworth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msley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Ringwoo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AshleyHeathHalt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estMoor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stMoors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Udden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Down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Wimbor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mborneYard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</text:p>
          </table:table-cell>
          <table:table-cell table:number-columns-repeated="556"/>
        </table:table-row>
        <table:table-row table:style-name="ro1">
          <table:table-cell table:style-name="ce212" office:value-type="string" calcext:value-type="string">
            <text:p>Broad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reekmoorSiding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oltonHeathRNCF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andford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Ba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arehamGoods</text:p>
          </table:table-cell>
          <table:table-cell/>
          <table:table-cell table:style-name="ce304"/>
          <table:table-cell table:number-columns-repeated="554"/>
        </table:table-row>
        <table:table-row table:style-name="ro1">
          <table:table-cell office:value-type="string" calcext:value-type="string">
            <text:p>Wareham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o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oreton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U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Upw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Weymouth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Carri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eymouthMP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Northam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55"/>
        </table:table-row>
        <table:table-row table:style-name="ro1">
          <table:table-cell office:value-type="string" calcext:value-type="string">
            <text:p>Southampton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E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uthamptonWdock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Term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Loco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otonChapelGoo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Oakle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Ov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Whitchurch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urstbourn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Juncti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Loco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AndoverTow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latfo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ulle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tock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Horse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Mottisfont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Gratel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Por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Loco72B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Ea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SalisburyWestYa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ownton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Breamor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Fordingbridge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DaggonsR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Verwood</text:p>
          </table:table-cell>
          <table:table-cell/>
          <table:table-cell table:style-name="ce17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5"/>
          <table:table-cell table:style-name="ce226" table:number-columns-repeated="8"/>
          <table:table-cell/>
          <table:table-cell table:style-name="ce226" table:number-columns-repeated="2"/>
          <table:table-cell table:number-columns-repeated="2"/>
          <table:table-cell table:style-name="ce226" table:number-columns-repeated="4"/>
          <table:table-cell/>
          <table:table-cell table:style-name="ce226" table:number-columns-repeated="10"/>
          <table:table-cell table:style-name="ce17"/>
          <table:table-cell table:number-columns-repeated="2"/>
          <table:table-cell table:style-name="ce226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2"/>
          <table:table-cell table:style-name="ce17"/>
          <table:table-cell/>
          <table:table-cell table:style-name="ce226" table:number-columns-repeated="3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17"/>
          <table:table-cell table:number-columns-repeated="4"/>
          <table:table-cell table:style-name="ce226" table:number-columns-repeated="2"/>
          <table:table-cell/>
          <table:table-cell table:style-name="ce17" table:number-columns-repeated="2"/>
          <table:table-cell table:style-name="ce226" table:number-columns-repeated="6"/>
          <table:table-cell/>
          <table:table-cell table:style-name="ce226" table:number-columns-repeated="8"/>
          <table:table-cell table:number-columns-repeated="4"/>
          <table:table-cell table:style-name="ce226" table:number-columns-repeated="4"/>
          <table:table-cell table:number-columns-repeated="2"/>
          <table:table-cell table:style-name="ce226" table:number-columns-repeated="2"/>
          <table:table-cell table:number-columns-repeated="4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/>
          <table:table-cell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8"/>
          <table:table-cell table:style-name="Excel_20_Built-in_20_Normal" table:number-columns-repeated="5"/>
          <table:table-cell table:style-name="ce226" table:number-columns-repeated="8"/>
          <table:table-cell table:style-name="Excel_20_Built-in_20_Normal" table:number-columns-repeated="3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 table:number-columns-repeated="4"/>
          <table:table-cell table:style-name="ce226" table:number-columns-repeated="2"/>
          <table:table-cell table:style-name="Excel_20_Built-in_20_Normal" table:number-columns-repeated="3"/>
          <table:table-cell table:style-name="ce226"/>
          <table:table-cell table:style-name="Excel_20_Built-in_20_Normal" table:number-columns-repeated="6"/>
          <table:table-cell table:style-name="ce233" table:number-columns-repeated="5"/>
          <table:table-cell table:style-name="Excel_20_Built-in_20_Normal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5"/>
          <table:table-cell table:style-name="Excel_20_Built-in_20_Normal" table:number-columns-repeated="4"/>
          <table:table-cell table:style-name="ce226" table:number-columns-repeated="2"/>
          <table:table-cell table:style-name="Excel_20_Built-in_20_Normal"/>
          <table:table-cell table:style-name="ce226" table:number-columns-repeated="21"/>
          <table:table-cell table:style-name="ce17"/>
          <table:table-cell table:style-name="Excel_20_Built-in_20_Normal"/>
          <table:table-cell table:style-name="ce226"/>
          <table:table-cell table:style-name="Excel_20_Built-in_20_Normal" table:number-columns-repeated="3"/>
          <table:table-cell table:style-name="ce226" table:number-columns-repeated="6"/>
          <table:table-cell table:style-name="Excel_20_Built-in_20_Normal"/>
          <table:table-cell table:style-name="ce226" table:number-columns-repeated="3"/>
          <table:table-cell table:style-name="Excel_20_Built-in_20_Normal" table:number-columns-repeated="3"/>
          <table:table-cell table:style-name="ce226" table:number-columns-repeated="5"/>
          <table:table-cell table:style-name="Excel_20_Built-in_20_Normal"/>
          <table:table-cell table:style-name="ce226" table:number-columns-repeated="6"/>
          <table:table-cell table:style-name="ce259" table:number-columns-repeated="2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2"/>
          <table:table-cell table:style-name="Excel_20_Built-in_20_Normal"/>
          <table:table-cell table:style-name="ce226" table:number-columns-repeated="12"/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12"/>
          <table:table-cell table:style-name="Excel_20_Built-in_20_Normal" table:number-columns-repeated="3"/>
          <table:table-cell table:style-name="ce226"/>
          <table:table-cell table:style-name="Excel_20_Built-in_20_Normal" table:number-columns-repeated="2"/>
          <table:table-cell table:style-name="ce226" table:number-columns-repeated="3"/>
          <table:table-cell table:style-name="Excel_20_Built-in_20_Normal" table:number-columns-repeated="13"/>
          <table:table-cell table:style-name="ce226" table:number-columns-repeated="2"/>
          <table:table-cell table:style-name="Excel_20_Built-in_20_Normal" table:number-columns-repeated="4"/>
          <table:table-cell table:style-name="ce226" table:number-columns-repeated="4"/>
          <table:table-cell table:style-name="Excel_20_Built-in_20_Normal" table:number-columns-repeated="2"/>
          <table:table-cell table:style-name="ce226" table:number-columns-repeated="7"/>
          <table:table-cell table:style-name="Excel_20_Built-in_20_Normal" table:number-columns-repeated="2"/>
          <table:table-cell table:style-name="ce226" table:number-columns-repeated="4"/>
          <table:table-cell table:style-name="Excel_20_Built-in_20_Normal" table:number-columns-repeated="4"/>
          <table:table-cell table:style-name="ce226" table:number-columns-repeated="8"/>
          <table:table-cell table:style-name="Excel_20_Built-in_20_Normal"/>
          <table:table-cell table:style-name="ce226" table:number-columns-repeated="3"/>
          <table:table-cell table:style-name="ce17"/>
          <table:table-cell table:style-name="ce38" table:number-columns-repeated="2"/>
          <table:table-cell table:style-name="ce17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 table:number-columns-repeated="8"/>
          <table:table-cell table:style-name="Excel_20_Built-in_20_Normal"/>
          <table:table-cell table:style-name="ce226"/>
          <table:table-cell table:style-name="ce17"/>
          <table:table-cell table:style-name="Excel_20_Built-in_20_Normal" table:number-columns-repeated="5"/>
          <table:table-cell table:style-name="ce17"/>
          <table:table-cell table:style-name="ce39" table:number-columns-repeated="7"/>
          <table:table-cell table:style-name="Excel_20_Built-in_20_Normal"/>
          <table:table-cell table:style-name="ce226" table:number-columns-repeated="5"/>
          <table:table-cell table:style-name="Excel_20_Built-in_20_Normal" table:number-columns-repeated="5"/>
          <table:table-cell table:style-name="ce226" table:number-columns-repeated="3"/>
          <table:table-cell table:style-name="Excel_20_Built-in_20_Normal" table:number-columns-repeated="2"/>
          <table:table-cell table:style-name="ce226" table:number-columns-repeated="3"/>
          <table:table-cell table:style-name="Excel_20_Built-in_20_Normal"/>
          <table:table-cell table:style-name="ce226" table:number-columns-repeated="14"/>
          <table:table-cell table:style-name="ce259" table:number-columns-repeated="2"/>
          <table:table-cell table:style-name="ce17"/>
          <table:table-cell table:style-name="Excel_20_Built-in_20_Normal" table:number-columns-repeated="3"/>
          <table:table-cell table:style-name="ce226" table:number-columns-repeated="7"/>
          <table:table-cell table:style-name="Excel_20_Built-in_20_Normal" table:number-columns-repeated="7"/>
          <table:table-cell table:style-name="ce226" table:number-columns-repeated="19"/>
          <table:table-cell table:style-name="ce17"/>
          <table:table-cell table:style-name="ce226"/>
          <table:table-cell table:style-name="Excel_20_Built-in_20_Normal" table:number-columns-repeated="2"/>
          <table:table-cell table:style-name="ce226" table:number-columns-repeated="11"/>
          <table:table-cell table:style-name="ce40"/>
          <table:table-cell table:style-name="ce41" table:number-columns-repeated="6"/>
          <table:table-cell table:style-name="ce17"/>
          <table:table-cell table:style-name="ce42" table:number-columns-repeated="3"/>
          <table:table-cell table:style-name="ce39" table:number-columns-repeated="2"/>
          <table:table-cell table:style-name="ce298" table:number-columns-repeated="10"/>
          <table:table-cell table:style-name="ce302"/>
          <table:table-cell table:number-columns-repeated="47"/>
        </table:table-row>
        <table:table-row table:style-name="ro1">
          <table:table-cell office:value-type="string" calcext:value-type="string">
            <text:p>CorfeMullen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aileyGateGds</text:p>
          </table:table-cell>
          <table:table-cell table:number-columns-repeated="556"/>
        </table:table-row>
        <table:table-row table:style-name="ro1">
          <table:table-cell table:style-name="ce213" office:value-type="string" calcext:value-type="string">
            <text:p>Blandfo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Blandford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hillingston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urminsterNewton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talbridg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enstrid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Jct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TemplecombeLoco71H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urzebrook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Castl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Corf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wanageYar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MarchwoodW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HytheGds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EssoLoa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Cadland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FawleyISR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inchesterChesil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WorthyDown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Siding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DockSiding</text:p>
          </table:table-cell>
          <table:table-cell/>
          <table:table-cell table:style-name="ce298" table:number-columns-repeated="2"/>
          <table:table-cell table:style-name="ce302"/>
          <table:table-cell table:number-columns-repeated="52"/>
          <table:table-cell table:style-name="Excel_20_Built-in_20_Normal"/>
          <table:table-cell/>
          <table:table-cell table:style-name="ce259"/>
          <table:table-cell table:number-columns-repeated="19"/>
          <table:table-cell table:style-name="Excel_20_Built-in_20_Normal" table:number-columns-repeated="2"/>
          <table:table-cell/>
          <table:table-cell table:style-name="ce259"/>
          <table:table-cell table:number-columns-repeated="31"/>
          <table:table-cell table:style-name="Excel_20_Built-in_20_Normal"/>
          <table:table-cell/>
          <table:table-cell table:style-name="ce259"/>
          <table:table-cell table:number-columns-repeated="3"/>
          <table:table-cell table:style-name="Excel_20_Built-in_20_Normal"/>
          <table:table-cell table:style-name="ce307"/>
          <table:table-cell table:number-columns-repeated="2"/>
          <table:table-cell table:style-name="Excel_20_Built-in_20_Normal"/>
          <table:table-cell table:number-columns-repeated="432"/>
        </table:table-row>
        <table:table-row table:style-name="ro1">
          <table:table-cell office:value-type="string" calcext:value-type="string">
            <text:p>Loop</text:p>
          </table:table-cell>
          <table:table-cell table:number-columns-repeated="556"/>
        </table:table-row>
        <table:table-row table:style-name="ro1">
          <table:table-cell office:value-type="string" calcext:value-type="string">
            <text:p>LocoServicing</text:p>
          </table:table-cell>
          <table:table-cell table:number-columns-repeated="556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57"/>
          <table:table-cell table:number-columns-repeated="2" office:value-type="string" calcext:value-type="string">
            <text:p>$static</text:p>
          </table:table-cell>
          <table:table-cell table:number-columns-repeated="3"/>
          <table:table-cell table:number-columns-repeated="2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490"/>
        </table:table-row>
        <table:table-row table:style-name="ro1">
          <table:table-cell table:style-name="ce215" office:value-type="string" calcext:value-type="string">
            <text:p>#comment</text:p>
          </table:table-cell>
          <table:table-cell table:number-columns-repeated="556"/>
        </table:table-row>
        <table:table-row table:style-name="ro3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STATIC has only static or empty trains. NOT FOR PLAYERS</text:p>
          </table:table-cell>
          <table:table-cell table:style-name="ce306"/>
          <table:table-cell table:number-columns-repeated="26" table:style-name="ce233" office:value-type="string" calcext:value-type="string">
            <text:p>Empty train Don`t run</text:p>
          </table:table-cell>
          <table:table-cell table:style-name="ce233"/>
          <table:table-cell table:number-columns-repeated="50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7" table:style-name="ce233" office:value-type="string" calcext:value-type="string">
            <text:p>Empty train Don`t run</text:p>
          </table:table-cell>
          <table:table-cell table:style-name="ce233"/>
          <table:table-cell table:number-columns-repeated="6" table:style-name="ce233" office:value-type="string" calcext:value-type="string">
            <text:p>Empty train Don`t run</text:p>
          </table:table-cell>
          <table:table-cell table:style-name="ce233"/>
          <table:table-cell table:number-columns-repeated="3" table:style-name="ce233" office:value-type="string" calcext:value-type="string">
            <text:p>Empty train Don`t run</text:p>
          </table:table-cell>
          <table:table-cell table:style-name="ce233" table:number-columns-repeated="2"/>
          <table:table-cell table:number-columns-repeated="5" table:style-name="ce233" office:value-type="string" calcext:value-type="string">
            <text:p>Empty train Don`t run</text:p>
          </table:table-cell>
          <table:table-cell table:number-columns-repeated="2" table:style-name="ce101" office:value-type="string" calcext:value-type="string">
            <text:p>Empty train Don`t run</text:p>
          </table:table-cell>
          <table:table-cell table:number-columns-repeated="4" table:style-name="ce233" office:value-type="string" calcext:value-type="string">
            <text:p>Empty train Don`t run</text:p>
          </table:table-cell>
          <table:table-cell table:style-name="ce309"/>
          <table:table-cell table:number-columns-repeated="3" table:style-name="ce233" office:value-type="string" calcext:value-type="string">
            <text:p>Empty train Don`t run</text:p>
          </table:table-cell>
          <table:table-cell table:number-columns-repeated="2" table:style-name="ce105" office:value-type="string" calcext:value-type="string">
            <text:p>Empty train Don`t run</text:p>
          </table:table-cell>
          <table:table-cell table:style-name="ce244" table:number-columns-repeated="431"/>
        </table:table-row>
        <table:table-row table:style-name="ro1" table:number-rows-repeated="1048356">
          <table:table-cell table:number-columns-repeated="557"/>
        </table:table-row>
        <table:table-row table:style-name="ro1">
          <table:table-cell table:number-columns-repeated="5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Inconsolatazi4-Regular" svg:font-family="Inconsolatazi4-Regular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.00.0000</text:date>, <text:time style:data-style-name="N2" text:time-value="16:57:27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16T19:02:55.340000000</dc:date>
    <meta:editing-duration>P12DT3H43M29S</meta:editing-duration>
    <meta:editing-cycles>466</meta:editing-cycles>
    <meta:generator>LibreOffice/6.2.8.2$Windows_X86_64 LibreOffice_project/f82ddfca21ebc1e222a662a32b25c0c9d20169ee</meta:generator>
    <meta:document-statistic meta:table-count="1" meta:cell-count="107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E219:Sheet1.CI219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E219:Sheet1.CI219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